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T4" style:parent-style-name="DefaultParagraphFont" style:family="text">
      <style:text-properties style:font-name="Liberation Mono" fo:font-size="10pt" style:font-size-asian="10pt" style:font-size-complex="10pt"/>
    </style:style>
    <style:style style:name="P5" style:parent-style-name="Standard" style:list-style-name="LFO1" style:family="paragraph"/>
    <style:style style:name="T6" style:parent-style-name="DefaultParagraphFont" style:family="text">
      <style:text-properties style:font-name="Liberation Mono" fo:font-size="10pt" style:font-size-asian="10pt" style:font-size-complex="10pt"/>
    </style:style>
    <style:style style:name="T7" style:parent-style-name="DefaultParagraphFont" style:family="text">
      <style:text-properties style:font-name="Liberation Mono" fo:font-size="10pt" style:font-size-asian="10pt" style:font-size-complex="10pt"/>
    </style:style>
    <style:style style:name="P8" style:parent-style-name="Standard" style:list-style-name="LFO1" style:family="paragraph"/>
    <style:style style:name="T9" style:parent-style-name="DefaultParagraphFont" style:family="text">
      <style:text-properties style:font-name="Liberation Mono" fo:font-size="10pt" style:font-size-asian="10pt" style:font-size-complex="10pt"/>
    </style:style>
    <style:style style:name="T10" style:parent-style-name="DefaultParagraphFont" style:family="text">
      <style:text-properties style:font-name="Liberation Mono" fo:font-size="10pt" style:font-size-asian="10pt" style:font-size-complex="10pt"/>
    </style:style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T14" style:parent-style-name="SourceText" style:family="text">
      <style:text-properties fo:font-size="10pt" style:font-size-asian="10pt" style:font-size-complex="10pt"/>
    </style:style>
    <style:style style:name="T15" style:parent-style-name="SourceText" style:family="text">
      <style:text-properties fo:font-size="10pt" style:font-size-asian="10pt" style:font-size-complex="10pt"/>
    </style:style>
    <style:style style:name="P16" style:parent-style-name="Standard" style:list-style-name="LFO2" style:family="paragraph"/>
    <style:style style:name="T17" style:parent-style-name="SourceText" style:family="text">
      <style:text-properties style:font-name="Liberation Serif"/>
    </style:style>
    <style:style style:name="T18" style:parent-style-name="SourceText" style:family="text">
      <style:text-properties style:font-name="Liberation Serif"/>
    </style:style>
    <style:style style:name="T19" style:parent-style-name="SourceText" style:family="text">
      <style:text-properties fo:font-size="10pt" style:font-size-asian="10pt" style:font-size-complex="10pt"/>
    </style:style>
    <style:style style:name="P20" style:parent-style-name="PreformattedText" style:family="paragraph">
      <style:paragraph-properties fo:margin-bottom="0.1965in"/>
    </style:style>
    <style:style style:name="P21" style:parent-style-name="Standard" style:list-style-name="LFO1" style:family="paragraph"/>
    <style:style style:name="P22" style:parent-style-name="Standard" style:family="paragraph">
      <style:text-properties style:font-name="Liberation Mono" fo:font-size="10pt" style:font-size-asian="10pt" style:font-size-complex="10pt"/>
    </style:style>
    <style:style style:name="P23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4" style:parent-style-name="PreformattedText" style:family="paragraph">
      <style:text-properties fo:color="#000000"/>
    </style:style>
    <style:style style:name="P25" style:parent-style-name="PreformattedText" style:family="paragraph">
      <style:text-properties fo:color="#000000"/>
    </style:style>
    <style:style style:name="P26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fo:color="#000000"/>
    </style:style>
    <style:style style:name="P29" style:parent-style-name="PreformattedText" style:family="paragraph">
      <style:text-properties fo:color="#000000"/>
    </style:style>
    <style:style style:name="P30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31" style:parent-style-name="PreformattedText" style:family="paragraph">
      <style:text-properties fo:color="#000000"/>
    </style:style>
    <style:style style:name="P32" style:parent-style-name="PreformattedText" style:family="paragraph">
      <style:text-properties fo:color="#000000"/>
    </style:style>
    <style:style style:name="P33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34" style:parent-style-name="PreformattedText" style:family="paragraph">
      <style:text-properties fo:color="#000000"/>
    </style:style>
    <style:style style:name="P35" style:parent-style-name="PreformattedText" style:list-style-name="LFO1" style:family="paragraph"/>
    <style:style style:name="T3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37" style:parent-style-name="PreformattedText" style:family="paragraph">
      <style:text-properties fo:color="#000000"/>
    </style:style>
    <style:style style:name="P38" style:parent-style-name="PreformattedText" style:list-style-name="LFO1" style:family="paragraph">
      <style:text-properties fo:color="#000000"/>
    </style:style>
    <style:style style:name="P39" style:parent-style-name="PreformattedText" style:family="paragraph">
      <style:text-properties fo:color="#000000"/>
    </style:style>
    <style:style style:name="P40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41" style:parent-style-name="PreformattedText" style:list-style-name="LFO1" style:family="paragraph"/>
    <style:style style:name="T4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43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44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45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46" style:parent-style-name="PreformattedText" style:family="paragraph">
      <style:text-properties fo:color="#000000"/>
    </style:style>
    <style:style style:name="P47" style:parent-style-name="PreformattedText" style:family="paragraph">
      <style:text-properties fo:color="#000000"/>
    </style:style>
    <style:style style:name="P48" style:parent-style-name="PreformattedText" style:family="paragraph">
      <style:text-properties fo:color="#000000"/>
    </style:style>
    <style:style style:name="P49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50" style:parent-style-name="PreformattedText" style:list-style-name="LFO1" style:family="paragraph">
      <style:text-properties fo:color="#000000"/>
    </style:style>
    <style:style style:name="P51" style:parent-style-name="PreformattedText" style:family="paragraph">
      <style:text-properties fo:color="#000000"/>
    </style:style>
    <style:style style:name="P52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53" style:parent-style-name="PreformattedText" style:list-style-name="LFO1" style:family="paragraph">
      <style:text-properties fo:color="#000000"/>
    </style:style>
    <style:style style:name="P54" style:parent-style-name="PreformattedText" style:list-style-name="LFO1" style:family="paragraph"/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fo:color="#000000" style:text-position="super 65%"/>
    </style:style>
    <style:style style:name="T57" style:parent-style-name="DefaultParagraphFont" style:family="text">
      <style:text-properties fo:color="#000000"/>
    </style:style>
    <style:style style:name="P58" style:parent-style-name="PreformattedText" style:family="paragraph">
      <style:text-properties fo:color="#000000"/>
    </style:style>
    <style:style style:name="P59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60" style:parent-style-name="PreformattedText" style:list-style-name="LFO1" style:family="paragraph">
      <style:text-properties fo:color="#000000"/>
    </style:style>
    <style:style style:name="P61" style:parent-style-name="PreformattedText" style:family="paragraph">
      <style:text-properties fo:color="#000000"/>
    </style:style>
    <style:style style:name="P62" style:parent-style-name="PreformattedText" style:list-style-name="LFO1" style:family="paragraph">
      <style:text-properties fo:color="#000000"/>
    </style:style>
    <style:style style:name="P63" style:parent-style-name="PreformattedText" style:list-style-name="LFO1" style:family="paragraph">
      <style:text-properties fo:color="#000000"/>
    </style:style>
    <style:style style:name="P64" style:parent-style-name="PreformattedText" style:family="paragraph">
      <style:text-properties fo:color="#000000"/>
    </style:style>
    <style:style style:name="P65" style:parent-style-name="PreformattedText" style:list-style-name="LFO1" style:family="paragraph">
      <style:text-properties fo:color="#000000"/>
    </style:style>
    <style:style style:name="P66" style:parent-style-name="PreformattedText" style:list-style-name="LFO1" style:family="paragraph"/>
    <style:style style:name="T67" style:parent-style-name="DefaultParagraphFont" style:family="text">
      <style:text-properties fo:color="#000000"/>
    </style:style>
    <style:style style:name="P68" style:parent-style-name="PreformattedText" style:list-style-name="LFO1" style:family="paragraph"/>
    <style:style style:name="P69" style:parent-style-name="PreformattedText" style:list-style-name="LFO1" style:family="paragraph">
      <style:text-properties fo:color="#000000"/>
    </style:style>
    <style:style style:name="P70" style:parent-style-name="PreformattedText" style:list-style-name="LFO1" style:family="paragraph">
      <style:text-properties fo:color="#000000"/>
    </style:style>
    <style:style style:name="P71" style:parent-style-name="PreformattedText" style:list-style-name="LFO1" style:family="paragraph">
      <style:text-properties fo:color="#000000"/>
    </style:style>
    <style:style style:name="P72" style:parent-style-name="PreformattedText" style:list-style-name="LFO1" style:family="paragraph"/>
    <style:style style:name="P73" style:parent-style-name="PreformattedText" style:family="paragraph">
      <style:text-properties fo:color="#000000"/>
    </style:style>
    <style:style style:name="P74" style:parent-style-name="PreformattedText" style:list-style-name="LFO1" style:family="paragraph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P75" style:parent-style-name="PreformattedText" style:list-style-name="LFO1" style:family="paragraph"/>
    <style:style style:name="T7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77" style:parent-style-name="DefaultParagraphFont" style:family="text">
      <style:text-properties fo:color="#000000"/>
    </style:style>
    <style:style style:name="P78" style:parent-style-name="PreformattedText" style:list-style-name="LFO1" style:family="paragraph">
      <style:text-properties fo:color="#000000"/>
    </style:style>
    <style:style style:name="P79" style:parent-style-name="PreformattedText" style:list-style-name="LFO1" style:family="paragraph">
      <style:text-properties fo:color="#000000"/>
    </style:style>
    <style:style style:name="P80" style:parent-style-name="PreformattedText" style:list-style-name="LFO1" style:family="paragraph">
      <style:text-properties fo:color="#000000"/>
    </style:style>
    <style:style style:name="P81" style:parent-style-name="PreformattedText" style:list-style-name="LFO1" style:family="paragraph">
      <style:text-properties fo:color="#000000"/>
    </style:style>
    <style:style style:name="P82" style:parent-style-name="PreformattedText" style:list-style-name="LFO1" style:family="paragraph"/>
    <style:style style:name="T83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/>
    </style:style>
    <style:style style:name="T8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85" style:parent-style-name="DefaultParagraphFont" style:family="text">
      <style:text-properties fo:color="#000000"/>
    </style:style>
    <style:style style:name="T86" style:parent-style-name="DefaultParagraphFont" style:family="text">
      <style:text-properties fo:color="#000000"/>
    </style:style>
    <style:style style:name="P87" style:parent-style-name="PreformattedText" style:family="paragraph">
      <style:text-properties fo:color="#000000"/>
    </style:style>
    <style:style style:name="P88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89" style:parent-style-name="PreformattedText" style:list-style-name="LFO1" style:family="paragraph"/>
    <style:style style:name="T90" style:parent-style-name="DefaultParagraphFont" style:family="text">
      <style:text-properties fo:color="#000000"/>
    </style:style>
    <style:style style:name="P91" style:parent-style-name="PreformattedText" style:family="paragraph">
      <style:text-properties fo:color="#000000"/>
    </style:style>
    <style:style style:name="P92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93" style:parent-style-name="PreformattedText" style:list-style-name="LFO1" style:family="paragraph"/>
    <style:style style:name="T94" style:parent-style-name="DefaultParagraphFont" style:family="text">
      <style:text-properties fo:color="#000000"/>
    </style:style>
    <style:style style:name="T95" style:parent-style-name="DefaultParagraphFont" style:family="text">
      <style:text-properties fo:color="#000000"/>
    </style:style>
    <style:style style:name="P96" style:parent-style-name="PreformattedText" style:family="paragraph">
      <style:text-properties fo:color="#000000"/>
    </style:style>
    <style:style style:name="P97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98" style:parent-style-name="PreformattedText" style:list-style-name="LFO1" style:family="paragraph">
      <style:text-properties fo:color="#000000"/>
    </style:style>
    <style:style style:name="P99" style:parent-style-name="PreformattedText" style:list-style-name="LFO1" style:family="paragraph"/>
    <style:style style:name="T10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1" style:parent-style-name="DefaultParagraphFont" style:family="text">
      <style:text-properties fo:color="#000000"/>
    </style:style>
    <style:style style:name="P102" style:parent-style-name="PreformattedText" style:list-style-name="LFO1" style:family="paragraph"/>
    <style:style style:name="T10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104" style:parent-style-name="DefaultParagraphFont" style:family="text">
      <style:text-properties fo:color="#000000"/>
    </style:style>
    <style:style style:name="T105" style:parent-style-name="DefaultParagraphFont" style:family="text">
      <style:text-properties fo:color="#000000"/>
    </style:style>
    <style:style style:name="P106" style:parent-style-name="PreformattedText" style:list-style-name="LFO1" style:family="paragraph"/>
    <style:style style:name="T107" style:parent-style-name="DefaultParagraphFont" style:family="text">
      <style:text-properties fo:color="#000000"/>
    </style:style>
    <style:style style:name="P108" style:parent-style-name="Standard" style:list-style-name="LFO1" style:family="paragraph"/>
    <style:style style:name="P109" style:parent-style-name="Standard" style:list-style-name="LFO1" style:family="paragraph"/>
    <style:style style:name="P110" style:parent-style-name="Standard" style:list-style-name="LFO1" style:family="paragraph"/>
    <style:style style:name="P111" style:parent-style-name="Standard" style:list-style-name="LFO1" style:family="paragraph"/>
    <style:style style:name="P112" style:parent-style-name="Standard" style:list-style-name="LFO1" style:family="paragraph"/>
    <style:style style:name="P113" style:parent-style-name="Standard" style:list-style-name="LFO1" style:family="paragraph"/>
    <style:style style:name="P114" style:parent-style-name="Standard" style:list-style-name="LFO1" style:family="paragraph"/>
    <style:style style:name="P115" style:parent-style-name="Standard" style:family="paragraph">
      <style:paragraph-properties fo:margin-left="0.4923in">
        <style:tab-stops/>
      </style:paragraph-properties>
    </style:style>
    <style:style style:name="P116" style:parent-style-name="Standard" style:list-style-name="LFO1" style:family="paragraph"/>
    <style:style style:name="P117" style:parent-style-name="PreformattedText" style:list-style-name="LFO1" style:family="paragraph"/>
    <style:style style:name="T118" style:parent-style-name="SourceText" style:family="text">
      <style:text-properties style:font-name="Liberation Serif" fo:font-size="12pt" style:font-size-asian="12pt" style:font-size-complex="12pt"/>
    </style:style>
    <style:style style:name="P119" style:parent-style-name="PreformattedText" style:list-style-name="LFO1" style:family="paragraph"/>
    <style:style style:name="T120" style:parent-style-name="SourceText" style:family="text">
      <style:text-properties style:font-name="Liberation Serif" fo:font-size="12pt" style:font-size-asian="12pt" style:font-size-complex="12pt"/>
    </style:style>
    <style:style style:name="T121" style:parent-style-name="Hyperlink" style:family="text">
      <style:text-properties style:font-name="Liberation Serif" fo:font-size="12pt" style:font-size-asian="12pt" style:font-size-complex="12pt"/>
    </style:style>
    <style:style style:name="P122" style:parent-style-name="PreformattedText" style:list-style-name="LFO1" style:family="paragraph"/>
    <style:style style:name="T123" style:parent-style-name="SourceText" style:family="text">
      <style:text-properties style:font-name="Liberation Serif" fo:font-size="12pt" style:font-size-asian="12pt" style:font-size-complex="12pt"/>
    </style:style>
    <style:style style:name="T124" style:parent-style-name="SourceText" style:family="text">
      <style:text-properties style:font-name="Liberation Serif" fo:font-size="12pt" style:font-size-asian="12pt" style:font-size-complex="12pt"/>
    </style:style>
    <style:style style:name="T125" style:parent-style-name="SourceText" style:family="text">
      <style:text-properties style:font-name="Liberation Serif" fo:font-size="12pt" style:font-size-asian="12pt" style:font-size-complex="12pt"/>
    </style:style>
    <style:style style:name="T126" style:parent-style-name="SourceText" style:family="text">
      <style:text-properties style:font-name="Liberation Serif" fo:font-size="12pt" style:font-size-asian="12pt" style:font-size-complex="12pt"/>
    </style:style>
    <style:style style:name="T127" style:parent-style-name="SourceText" style:family="text">
      <style:text-properties style:font-name="Liberation Serif" fo:font-size="12pt" style:font-size-asian="12pt" style:font-size-complex="12pt"/>
    </style:style>
    <style:style style:name="T128" style:parent-style-name="SourceText" style:family="text">
      <style:text-properties style:font-name="Liberation Serif" fo:font-size="12pt" style:font-size-asian="12pt" style:font-size-complex="12pt"/>
    </style:style>
    <style:style style:name="P129" style:parent-style-name="PreformattedText" style:list-style-name="LFO1" style:family="paragraph"/>
    <style:style style:name="T130" style:parent-style-name="SourceText" style:family="text">
      <style:text-properties style:font-name="Liberation Serif" fo:font-size="12pt" style:font-size-asian="12pt" style:font-size-complex="12pt"/>
    </style:style>
    <style:style style:name="P131" style:parent-style-name="PreformattedText" style:list-style-name="LFO1" style:family="paragraph"/>
    <style:style style:name="T132" style:parent-style-name="SourceText" style:family="text">
      <style:text-properties style:font-name="Liberation Serif" fo:font-size="12pt" style:font-size-asian="12pt" style:font-size-complex="12pt"/>
    </style:style>
    <style:style style:name="P133" style:parent-style-name="PreformattedText" style:list-style-name="LFO1" style:family="paragraph"/>
    <style:style style:name="T134" style:parent-style-name="SourceText" style:family="text">
      <style:text-properties style:font-name="Liberation Serif" fo:font-size="12pt" style:font-size-asian="12pt" style:font-size-complex="12pt"/>
    </style:style>
    <style:style style:name="P135" style:parent-style-name="PreformattedText" style:list-style-name="LFO1" style:family="paragraph"/>
    <style:style style:name="T136" style:parent-style-name="SourceText" style:family="text">
      <style:text-properties style:font-name="Liberation Serif" fo:font-size="12pt" style:font-size-asian="12pt" style:font-size-complex="12pt"/>
    </style:style>
    <style:style style:name="P137" style:parent-style-name="PreformattedText" style:list-style-name="LFO1" style:family="paragraph"/>
    <style:style style:name="T138" style:parent-style-name="SourceText" style:family="text">
      <style:text-properties style:font-name="Liberation Serif" fo:font-size="12pt" style:font-size-asian="12pt" style:font-size-complex="12pt"/>
    </style:style>
    <style:style style:name="T139" style:parent-style-name="SourceText" style:family="text">
      <style:text-properties style:font-name="Liberation Serif" fo:font-size="12pt" style:font-size-asian="12pt" style:font-size-complex="12pt"/>
    </style:style>
    <style:style style:name="T140" style:parent-style-name="SourceText" style:family="text">
      <style:text-properties style:font-name="Liberation Serif" fo:font-size="12pt" style:font-size-asian="12pt" style:font-size-complex="12pt"/>
    </style:style>
    <style:style style:name="P141" style:parent-style-name="PreformattedText" style:list-style-name="LFO1" style:family="paragraph"/>
    <style:style style:name="T142" style:parent-style-name="SourceText" style:family="text">
      <style:text-properties style:font-name="Liberation Serif" fo:font-size="12pt" style:font-size-asian="12pt" style:font-size-complex="12pt"/>
    </style:style>
    <style:style style:name="T143" style:parent-style-name="SourceText" style:family="text">
      <style:text-properties style:font-name="Liberation Serif" fo:font-size="12pt" style:font-size-asian="12pt" style:font-size-complex="12pt"/>
    </style:style>
    <style:style style:name="P144" style:parent-style-name="PreformattedText" style:list-style-name="LFO1" style:family="paragraph"/>
    <style:style style:name="T145" style:parent-style-name="SourceText" style:family="text">
      <style:text-properties style:font-name="Liberation Serif" fo:font-size="12pt" style:font-size-asian="12pt" style:font-size-complex="12pt"/>
    </style:style>
    <style:style style:name="T146" style:parent-style-name="SourceText" style:family="text">
      <style:text-properties style:font-name="Liberation Serif" fo:font-size="12pt" style:font-size-asian="12pt" style:font-size-complex="12pt"/>
    </style:style>
    <style:style style:name="T147" style:parent-style-name="SourceText" style:family="text">
      <style:text-properties style:font-name="Liberation Serif" fo:font-size="12pt" style:font-size-asian="12pt" style:font-size-complex="12pt"/>
    </style:style>
    <style:style style:name="P148" style:parent-style-name="PreformattedText" style:list-style-name="LFO1" style:family="paragraph"/>
    <style:style style:name="T149" style:parent-style-name="SourceText" style:family="text">
      <style:text-properties style:font-name="Liberation Serif" fo:font-size="12pt" style:font-size-asian="12pt" style:font-size-complex="12pt"/>
    </style:style>
    <style:style style:name="P150" style:parent-style-name="PreformattedText" style:list-style-name="LFO1" style:family="paragraph"/>
    <style:style style:name="T151" style:parent-style-name="SourceText" style:family="text">
      <style:text-properties style:font-name="Liberation Serif" fo:font-size="12pt" style:font-size-asian="12pt" style:font-size-complex="12pt"/>
    </style:style>
    <style:style style:name="P152" style:parent-style-name="Standard" style:list-style-name="LFO1" style:family="paragraph"/>
    <style:style style:name="P153" style:parent-style-name="Standard" style:list-style-name="LFO1" style:family="paragraph"/>
    <style:style style:name="P154" style:parent-style-name="Standard" style:list-style-name="LFO1" style:family="paragraph"/>
    <style:style style:name="T155" style:parent-style-name="DefaultParagraphFont" style:family="text">
      <style:text-properties style:font-name="Liberation Mono" fo:font-size="10pt" style:font-size-asian="10pt" style:font-size-complex="10pt"/>
    </style:style>
    <style:style style:name="T156" style:parent-style-name="DefaultParagraphFont" style:family="text">
      <style:text-properties style:font-name="Liberation Mono" fo:font-size="10pt" style:font-size-asian="10pt" style:font-size-complex="10pt"/>
    </style:style>
    <style:style style:name="P157" style:parent-style-name="Standard" style:list-style-name="LFO1" style:family="paragraph"/>
    <style:style style:name="T158" style:parent-style-name="DefaultParagraphFont" style:family="text">
      <style:text-properties style:font-name="Liberation Mono" fo:font-size="10pt" style:font-size-asian="10pt" style:font-size-complex="10pt"/>
    </style:style>
    <style:style style:name="T159" style:parent-style-name="DefaultParagraphFont" style:family="text">
      <style:text-properties style:font-name="Liberation Mono" fo:font-size="10pt" style:font-size-asian="10pt" style:font-size-complex="10pt"/>
    </style:style>
    <style:style style:name="T160" style:parent-style-name="DefaultParagraphFont" style:family="text">
      <style:text-properties style:font-name="Liberation Mono" fo:font-size="10pt" style:font-size-asian="10pt" style:font-size-complex="10pt"/>
    </style:style>
    <style:style style:name="P161" style:parent-style-name="Standard" style:family="paragraph">
      <style:text-properties style:font-name="Liberation Mono" fo:font-size="10pt" style:font-size-asian="10pt" style:font-size-complex="10pt"/>
    </style:style>
    <style:style style:name="P162" style:parent-style-name="Standard" style:family="paragraph">
      <style:text-properties style:font-name="Liberation Mono" fo:font-size="10pt" style:font-size-asian="10pt" style:font-size-complex="10pt"/>
    </style:style>
    <style:style style:name="P163" style:parent-style-name="Standard" style:family="paragraph">
      <style:text-properties style:font-name="Liberation Mono" fo:font-size="10pt" style:font-size-asian="10pt" style:font-size-complex="10pt"/>
    </style:style>
    <style:style style:name="P164" style:parent-style-name="Standard" style:family="paragraph">
      <style:text-properties style:font-name="Liberation Mono" fo:font-size="10pt" style:font-size-asian="10pt" style:font-size-complex="10pt"/>
    </style:style>
    <style:style style:name="T165" style:parent-style-name="DefaultParagraphFont" style:family="text">
      <style:text-properties style:font-name="Liberation Mono" fo:font-size="10pt" style:font-size-asian="10pt" style:font-size-complex="10pt"/>
    </style:style>
    <style:style style:name="T166" style:parent-style-name="DefaultParagraphFont" style:family="text">
      <style:text-properties style:font-name="Liberation Mono" fo:font-size="10pt" style:font-size-asian="10pt" style:font-size-complex="10pt"/>
    </style:style>
    <style:style style:name="T167" style:parent-style-name="DefaultParagraphFont" style:family="text">
      <style:text-properties style:font-name="Liberation Mono" fo:font-size="10pt" style:font-size-asian="10pt" style:font-size-complex="10pt"/>
    </style:style>
    <style:style style:name="T168" style:parent-style-name="DefaultParagraphFont" style:family="text">
      <style:text-properties style:font-name="Liberation Mono" fo:font-size="10pt" style:font-size-asian="10pt" style:font-size-complex="10pt"/>
    </style:style>
    <style:style style:name="P169" style:parent-style-name="Standard" style:family="paragraph">
      <style:text-properties style:font-name="Liberation Mono" fo:font-size="10pt" style:font-size-asian="10pt" style:font-size-complex="10pt"/>
    </style:style>
    <style:style style:name="P170" style:parent-style-name="Standard" style:family="paragraph">
      <style:text-properties style:font-name="Liberation Mono" fo:font-size="10pt" style:font-size-asian="10pt" style:font-size-complex="10pt"/>
    </style:style>
    <style:style style:name="P171" style:parent-style-name="Standard" style:family="paragraph">
      <style:text-properties style:font-name="Liberation Mono" fo:font-size="10pt" style:font-size-asian="10pt" style:font-size-complex="10pt"/>
    </style:style>
    <style:style style:name="P172" style:parent-style-name="Standard" style:family="paragraph">
      <style:text-properties style:font-name="Liberation Mono" fo:font-size="10pt" style:font-size-asian="10pt" style:font-size-complex="10pt"/>
    </style:style>
    <style:style style:name="P173" style:parent-style-name="Standard" style:family="paragraph">
      <style:text-properties style:font-name="Liberation Mono" fo:font-size="10pt" style:font-size-asian="10pt" style:font-size-complex="10pt"/>
    </style:style>
    <style:style style:name="T174" style:parent-style-name="DefaultParagraphFont" style:family="text">
      <style:text-properties style:font-name="Liberation Mono" fo:font-size="10pt" style:font-size-asian="10pt" style:font-size-complex="10pt"/>
    </style:style>
    <style:style style:name="T175" style:parent-style-name="DefaultParagraphFont" style:family="text">
      <style:text-properties style:font-name="Liberation Mono" fo:font-size="10pt" style:font-size-asian="10pt" style:font-size-complex="10pt"/>
    </style:style>
    <style:style style:name="T176" style:parent-style-name="DefaultParagraphFont" style:family="text">
      <style:text-properties style:font-name="Liberation Mono" fo:font-size="10pt" style:font-size-asian="10pt" style:font-size-complex="10pt"/>
    </style:style>
    <style:style style:name="P177" style:parent-style-name="Standard" style:family="paragraph">
      <style:text-properties style:font-name="Liberation Mono" fo:font-size="10pt" style:font-size-asian="10pt" style:font-size-complex="10pt"/>
    </style:style>
    <style:style style:name="P178" style:parent-style-name="Standard" style:family="paragraph">
      <style:text-properties style:font-name="Liberation Mono" fo:font-size="10pt" style:font-size-asian="10pt" style:font-size-complex="10pt"/>
    </style:style>
    <style:style style:name="P179" style:parent-style-name="Standard" style:family="paragraph">
      <style:text-properties style:font-name="Liberation Mono" fo:font-size="10pt" style:font-size-asian="10pt" style:font-size-complex="10pt"/>
    </style:style>
    <style:style style:name="P180" style:parent-style-name="Standard" style:list-style-name="LFO1" style:family="paragraph"/>
    <style:style style:name="P181" style:parent-style-name="Standard" style:list-style-name="LFO1" style:family="paragraph"/>
    <style:style style:name="P182" style:parent-style-name="PreformattedText" style:list-style-name="LFO1" style:family="paragraph"/>
    <style:style style:name="T183" style:parent-style-name="SourceText" style:family="text">
      <style:text-properties style:font-name="Liberation Serif" fo:font-size="12pt" style:font-size-asian="12pt" style:font-size-complex="12pt"/>
    </style:style>
    <style:style style:name="P184" style:parent-style-name="PreformattedText" style:list-style-name="LFO1" style:family="paragraph"/>
    <style:style style:name="T185" style:parent-style-name="SourceText" style:family="text">
      <style:text-properties fo:font-size="9.5pt" style:font-size-asian="9.5pt"/>
    </style:style>
    <style:style style:name="P186" style:parent-style-name="PreformattedText" style:list-style-name="LFO1" style:family="paragraph"/>
    <style:style style:name="T187" style:parent-style-name="SourceText" style:family="text">
      <style:text-properties fo:font-size="9.5pt" style:font-size-asian="9.5pt"/>
    </style:style>
    <style:style style:name="T188" style:parent-style-name="SourceText" style:family="text">
      <style:text-properties fo:font-size="9.5pt" style:font-size-asian="9.5pt"/>
    </style:style>
    <style:style style:name="P189" style:parent-style-name="Standard" style:list-style-name="LFO1" style:family="paragraph"/>
    <style:style style:name="P190" style:parent-style-name="Standard" style:family="paragraph">
      <style:text-properties style:font-name="Liberation Mono" fo:font-size="10pt" style:font-size-asian="10pt" style:font-size-complex="10pt"/>
    </style:style>
    <style:style style:name="P191" style:parent-style-name="Standard" style:family="paragraph">
      <style:text-properties style:font-name="Liberation Mono" fo:font-size="10.5pt" style:font-size-asian="10.5pt" style:font-size-complex="10.5pt"/>
    </style:style>
    <style:style style:name="P192" style:parent-style-name="Standard" style:list-style-name="LFO1" style:family="paragraph"/>
    <style:style style:name="P193" style:parent-style-name="Standard" style:family="paragraph">
      <style:text-properties style:font-name="Liberation Mono" fo:font-size="10pt" style:font-size-asian="10pt" style:font-size-complex="10pt"/>
    </style:style>
    <style:style style:name="P194" style:parent-style-name="Standard" style:family="paragraph">
      <style:text-properties style:font-name="Liberation Mono" fo:font-size="10.5pt" style:font-size-asian="10.5pt" style:font-size-complex="10.5pt"/>
    </style:style>
    <style:style style:name="P195" style:parent-style-name="Standard" style:list-style-name="LFO1" style:family="paragraph"/>
    <style:style style:name="P196" style:parent-style-name="Standard" style:list-style-name="LFO1" style:family="paragraph"/>
    <style:style style:name="T197" style:parent-style-name="DefaultParagraphFont" style:family="text">
      <style:text-properties style:font-name="Liberation Mono" fo:font-size="10.5pt" style:font-size-asian="10.5pt" style:font-size-complex="10.5pt"/>
    </style:style>
    <style:style style:name="P198" style:parent-style-name="Standard" style:list-style-name="LFO1" style:family="paragraph"/>
    <style:style style:name="T199" style:parent-style-name="DefaultParagraphFont" style:family="text">
      <style:text-properties style:font-name="Liberation Mono" fo:font-size="10.5pt" style:font-size-asian="10.5pt" style:font-size-complex="10.5pt"/>
    </style:style>
    <style:style style:name="P200" style:parent-style-name="Standard" style:family="paragraph">
      <style:text-properties style:font-name="Liberation Mono" fo:font-size="10.5pt" style:font-size-asian="10.5pt" style:font-size-complex="10.5pt"/>
    </style:style>
    <style:style style:name="P201" style:parent-style-name="Standard" style:list-style-name="LFO1" style:family="paragraph"/>
    <style:style style:name="P202" style:parent-style-name="PreformattedText" style:family="paragraph">
      <style:text-properties fo:color="#000000"/>
    </style:style>
    <style:style style:name="P203" style:parent-style-name="PreformattedText" style:family="paragraph">
      <style:text-properties fo:color="#000000"/>
    </style:style>
    <style:style style:name="P204" style:parent-style-name="PreformattedText" style:family="paragraph">
      <style:text-properties fo:color="#000000"/>
    </style:style>
    <style:style style:name="P205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06" style:parent-style-name="PreformattedText" style:family="paragraph">
      <style:text-properties fo:color="#000000"/>
    </style:style>
    <style:style style:name="P207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08" style:parent-style-name="PreformattedText" style:family="paragraph">
      <style:text-properties fo:color="#000000"/>
    </style:style>
    <style:style style:name="P209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10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11" style:parent-style-name="PreformattedText" style:family="paragraph">
      <style:text-properties fo:color="#000000"/>
    </style:style>
    <style:style style:name="T212" style:parent-style-name="DefaultParagraphFont" style:family="text">
      <style:text-properties fo:color="#000000"/>
    </style:style>
    <style:style style:name="P213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14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15" style:parent-style-name="PreformattedText" style:family="paragraph">
      <style:text-properties fo:color="#000000"/>
    </style:style>
    <style:style style:name="P216" style:parent-style-name="PreformattedText" style:family="paragraph">
      <style:text-properties fo:color="#000000"/>
    </style:style>
    <style:style style:name="P217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18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19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20" style:parent-style-name="PreformattedText" style:list-style-name="LFO1" style:family="paragraph"/>
    <style:style style:name="T22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2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2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24" style:parent-style-name="PreformattedText" style:list-style-name="LFO1" style:family="paragraph"/>
    <style:style style:name="T22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2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27" style:parent-style-name="DefaultParagraphFont" style:family="text">
      <style:text-properties fo:color="#000000"/>
    </style:style>
    <style:style style:name="T22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29" style:parent-style-name="PreformattedText" style:list-style-name="LFO1" style:family="paragraph"/>
    <style:style style:name="T23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3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32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33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34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35" style:parent-style-name="PreformattedText" style:list-style-name="LFO1" style:family="paragraph"/>
    <style:style style:name="T23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37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38" style:parent-style-name="PreformattedText" style:list-style-name="LFO1" style:family="paragraph"/>
    <style:style style:name="T23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40" style:parent-style-name="PreformattedText" style:list-style-name="LFO1" style:family="paragraph"/>
    <style:style style:name="T24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42" style:parent-style-name="PreformattedText" style:list-style-name="LFO1" style:family="paragraph"/>
    <style:style style:name="T243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44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45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46" style:parent-style-name="PreformattedText" style:list-style-name="LFO1" style:family="paragraph"/>
    <style:style style:name="T247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48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4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50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51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T252" style:parent-style-name="DefaultParagraphFont" style:family="text">
      <style:text-properties fo:color="#000000"/>
    </style:style>
    <style:style style:name="T253" style:parent-style-name="DefaultParagraphFont" style:family="text">
      <style:text-properties fo:color="#000000"/>
    </style:style>
    <style:style style:name="P254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55" style:parent-style-name="PreformattedText" style:list-style-name="LFO1" style:family="paragraph"/>
    <style:style style:name="T25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57" style:parent-style-name="PreformattedText" style:list-style-name="LFO1" style:family="paragraph"/>
    <style:style style:name="T258" style:parent-style-name="DefaultParagraphFont" style:family="text">
      <style:text-properties fo:color="#000000"/>
    </style:style>
    <style:style style:name="P259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60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61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62" style:parent-style-name="PreformattedText" style:list-style-name="LFO1" style:family="paragraph">
      <style:text-properties fo:color="#000000"/>
    </style:style>
    <style:style style:name="P263" style:parent-style-name="PreformattedText" style:family="paragraph">
      <style:text-properties fo:color="#000000"/>
    </style:style>
    <style:style style:name="P264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65" style:parent-style-name="PreformattedText" style:list-style-name="LFO1" style:family="paragraph">
      <style:text-properties fo:color="#000000"/>
    </style:style>
    <style:style style:name="P266" style:parent-style-name="PreformattedText" style:family="paragraph">
      <style:text-properties fo:color="#000000"/>
    </style:style>
    <style:style style:name="P267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68" style:parent-style-name="PreformattedText" style:list-style-name="LFO1" style:family="paragraph"/>
    <style:style style:name="T269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70" style:parent-style-name="PreformattedText" style:list-style-name="LFO1" style:family="paragraph"/>
    <style:style style:name="T27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72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73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74" style:parent-style-name="PreformattedText" style:list-style-name="LFO1" style:family="paragraph"/>
    <style:style style:name="T275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76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77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78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79" style:parent-style-name="PreformattedText" style:list-style-name="LFO1" style:family="paragraph"/>
    <style:style style:name="T280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T281" style:parent-style-name="DefaultParagraphFont" style:family="text">
      <style:text-properties style:font-name="Liberation Serif" fo:color="#000000" fo:font-size="12pt" style:font-size-asian="12pt" style:font-size-complex="12pt"/>
    </style:style>
    <style:style style:name="P282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83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84" style:parent-style-name="PreformattedText" style:family="paragraph">
      <style:text-properties fo:color="#000000"/>
    </style:style>
    <style:style style:name="T285" style:parent-style-name="DefaultParagraphFont" style:family="text">
      <style:text-properties fo:color="#000000"/>
    </style:style>
    <style:style style:name="P286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87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88" style:parent-style-name="PreformattedText" style:family="paragraph">
      <style:text-properties fo:color="#000000"/>
    </style:style>
    <style:style style:name="P289" style:parent-style-name="PreformattedText" style:family="paragraph">
      <style:text-properties fo:color="#000000"/>
    </style:style>
    <style:style style:name="T290" style:parent-style-name="DefaultParagraphFont" style:family="text">
      <style:text-properties fo:color="#000000"/>
    </style:style>
    <style:style style:name="P291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92" style:parent-style-name="PreformattedText" style:list-style-name="LFO1" style:family="paragraph">
      <style:text-properties style:font-name="Liberation Serif" fo:color="#000000" fo:font-size="12pt" style:font-size-asian="12pt" style:font-size-complex="12pt"/>
    </style:style>
    <style:style style:name="P293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294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295" style:parent-style-name="PreformattedText" style:list-style-name="LFO1" style:family="paragraph"/>
    <style:style style:name="T296" style:parent-style-name="DefaultParagraphFont" style:family="text">
      <style:text-properties style:font-name="Liberation Serif" fo:font-size="12pt" style:font-size-asian="12pt" style:font-size-complex="12pt"/>
    </style:style>
    <style:style style:name="P297" style:parent-style-name="PreformattedText" style:list-style-name="LFO1" style:family="paragraph"/>
    <style:style style:name="T298" style:parent-style-name="DefaultParagraphFont" style:family="text">
      <style:text-properties style:font-name="Liberation Serif" fo:font-size="12pt" style:font-size-asian="12pt" style:font-size-complex="12pt"/>
    </style:style>
    <style:style style:name="P299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00" style:parent-style-name="PreformattedText" style:list-style-name="LFO1" style:family="paragraph"/>
    <style:style style:name="P301" style:parent-style-name="PreformattedText" style:list-style-name="LFO1" style:family="paragraph"/>
    <style:style style:name="P302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03" style:parent-style-name="PreformattedText" style:list-style-name="LFO1" style:family="paragraph"/>
    <style:style style:name="P304" style:parent-style-name="PreformattedText" style:list-style-name="LFO1" style:family="paragraph"/>
    <style:style style:name="P305" style:parent-style-name="PreformattedText" style:list-style-name="LFO1" style:family="paragraph"/>
    <style:style style:name="T306" style:parent-style-name="DefaultParagraphFont" style:family="text">
      <style:text-properties style:font-name="Liberation Serif" fo:font-size="12pt" style:font-size-asian="12pt" style:font-size-complex="12pt"/>
    </style:style>
    <style:style style:name="T307" style:parent-style-name="DefaultParagraphFont" style:family="text">
      <style:text-properties style:font-name="Liberation Serif" fo:font-size="12pt" style:font-size-asian="12pt" style:font-size-complex="12pt"/>
    </style:style>
    <style:style style:name="P308" style:parent-style-name="PreformattedText" style:family="paragraph">
      <style:text-properties style:font-name="Liberation Serif" fo:font-size="12pt" style:font-size-asian="12pt" style:font-size-complex="12pt"/>
    </style:style>
    <style:style style:name="P309" style:parent-style-name="PreformattedText" style:list-style-name="LFO1" style:family="paragraph"/>
    <style:style style:name="T310" style:parent-style-name="DefaultParagraphFont" style:family="text">
      <style:text-properties style:font-name="Liberation Serif" fo:font-size="12pt" style:font-size-asian="12pt" style:font-size-complex="12pt"/>
    </style:style>
    <style:style style:name="T311" style:parent-style-name="DefaultParagraphFont" style:family="text">
      <style:text-properties style:font-name="Liberation Serif" fo:font-size="12pt" style:font-size-asian="12pt" style:font-size-complex="12pt"/>
    </style:style>
    <style:style style:name="P312" style:parent-style-name="PreformattedText" style:family="paragraph">
      <style:text-properties style:font-name="Liberation Serif" fo:font-size="12pt" style:font-size-asian="12pt" style:font-size-complex="12pt"/>
    </style:style>
    <style:style style:name="P313" style:parent-style-name="PreformattedText" style:family="paragraph">
      <style:text-properties style:font-name="Liberation Serif" fo:font-size="12pt" style:font-size-asian="12pt" style:font-size-complex="12pt"/>
    </style:style>
    <style:style style:name="P314" style:parent-style-name="PreformattedText" style:list-style-name="LFO1" style:family="paragraph"/>
    <style:style style:name="T315" style:parent-style-name="DefaultParagraphFont" style:family="text">
      <style:text-properties style:font-name="Liberation Serif" fo:font-size="12pt" style:font-size-asian="12pt" style:font-size-complex="12pt"/>
    </style:style>
    <style:style style:name="T316" style:parent-style-name="DefaultParagraphFont" style:family="text">
      <style:text-properties style:font-name="Liberation Serif" fo:font-size="12pt" style:font-size-asian="12pt" style:font-size-complex="12pt"/>
    </style:style>
    <style:style style:name="P317" style:parent-style-name="PreformattedText" style:family="paragraph">
      <style:text-properties style:font-name="Liberation Serif" fo:font-size="12pt" style:font-size-asian="12pt" style:font-size-complex="12pt"/>
    </style:style>
    <style:style style:name="P318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19" style:parent-style-name="PreformattedText" style:list-style-name="LFO1" style:family="paragraph"/>
    <style:style style:name="T320" style:parent-style-name="DefaultParagraphFont" style:family="text">
      <style:text-properties style:font-name="Liberation Serif" fo:font-size="12pt" style:font-size-asian="12pt" style:font-size-complex="12pt"/>
    </style:style>
    <style:style style:name="P321" style:parent-style-name="PreformattedText" style:list-style-name="LFO1" style:family="paragraph"/>
    <style:style style:name="T322" style:parent-style-name="DefaultParagraphFont" style:family="text">
      <style:text-properties style:font-name="Liberation Serif" fo:font-size="12pt" style:font-size-asian="12pt" style:font-size-complex="12pt"/>
    </style:style>
    <style:style style:name="P323" style:parent-style-name="PreformattedText" style:family="paragraph">
      <style:text-properties style:font-name="Liberation Serif" fo:font-size="12pt" style:font-size-asian="12pt" style:font-size-complex="12pt"/>
    </style:style>
    <style:style style:name="P324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25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26" style:parent-style-name="PreformattedText" style:list-style-name="LFO1" style:family="paragraph"/>
    <style:style style:name="P327" style:parent-style-name="PreformattedText" style:list-style-name="LFO1" style:family="paragraph"/>
    <style:style style:name="P328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29" style:parent-style-name="PreformattedText" style:list-style-name="LFO1" style:family="paragraph"/>
    <style:style style:name="P330" style:parent-style-name="PreformattedText" style:list-style-name="LFO1" style:family="paragraph"/>
    <style:style style:name="P331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32" style:parent-style-name="PreformattedText" style:list-style-name="LFO1" style:family="paragraph"/>
    <style:style style:name="P333" style:parent-style-name="PreformattedText" style:list-style-name="LFO1" style:family="paragraph"/>
    <style:style style:name="T334" style:parent-style-name="DefaultParagraphFont" style:family="text">
      <style:text-properties style:font-name="Liberation Serif" fo:font-size="12pt" style:font-size-asian="12pt" style:font-size-complex="12pt"/>
    </style:style>
    <style:style style:name="P335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36" style:parent-style-name="PreformattedText" style:list-style-name="LFO1" style:family="paragraph"/>
    <style:style style:name="P337" style:parent-style-name="PreformattedText" style:list-style-name="LFO1" style:family="paragraph"/>
    <style:style style:name="P338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39" style:parent-style-name="PreformattedText" style:list-style-name="LFO1" style:family="paragraph"/>
    <style:style style:name="P340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41" style:parent-style-name="PreformattedText" style:list-style-name="LFO1" style:family="paragraph"/>
    <style:style style:name="P342" style:parent-style-name="PreformattedText" style:list-style-name="LFO1" style:family="paragraph">
      <style:text-properties style:font-name="Liberation Serif" fo:font-size="12pt" style:font-size-asian="12pt" style:font-size-complex="12pt"/>
    </style:style>
    <style:style style:name="P343" style:parent-style-name="PreformattedText" style:list-style-name="LFO1" style:family="paragraph"/>
    <style:style style:name="P344" style:parent-style-name="PreformattedText" style:list-style-name="LFO1" style:family="paragraph"/>
    <style:style style:name="P345" style:parent-style-name="PreformattedText" style:list-style-name="LFO1" style:family="paragraph"/>
    <style:style style:name="P346" style:parent-style-name="PreformattedText" style:list-style-name="LFO1" style:family="paragraph"/>
    <style:style style:name="P347" style:parent-style-name="PreformattedText" style:list-style-name="LFO1" style:family="paragraph"/>
    <style:style style:name="P348" style:parent-style-name="PreformattedText" style:list-style-name="LFO1" style:family="paragraph"/>
    <style:style style:name="P349" style:parent-style-name="PreformattedText" style:list-style-name="LFO1" style:family="paragraph"/>
    <style:style style:name="P350" style:parent-style-name="PreformattedText" style:list-style-name="LFO1" style:family="paragraph"/>
    <style:style style:name="P351" style:parent-style-name="PreformattedText" style:list-style-name="LFO1" style:family="paragraph"/>
    <style:style style:name="P352" style:parent-style-name="PreformattedText" style:list-style-name="LFO1" style:family="paragraph"/>
    <style:style style:name="P353" style:parent-style-name="PreformattedText" style:list-style-name="LFO1" style:family="paragraph"/>
    <style:style style:name="P354" style:parent-style-name="PreformattedText" style:list-style-name="LFO1" style:family="paragraph"/>
    <style:style style:name="P355" style:parent-style-name="PreformattedText" style:list-style-name="LFO1" style:family="paragraph"/>
    <style:style style:name="P356" style:parent-style-name="PreformattedText" style:list-style-name="LFO1" style:family="paragraph"/>
    <style:style style:name="P357" style:parent-style-name="PreformattedText" style:list-style-name="LFO1" style:family="paragraph"/>
    <style:style style:name="P358" style:parent-style-name="PreformattedText" style:list-style-name="LFO1" style:family="paragraph"/>
    <style:style style:name="P359" style:parent-style-name="PreformattedText" style:list-style-name="LFO1" style:family="paragraph"/>
    <style:style style:name="P360" style:parent-style-name="PreformattedText" style:list-style-name="LFO1" style:family="paragraph"/>
    <style:style style:name="T361" style:parent-style-name="DefaultParagraphFont" style:family="text">
      <style:text-properties style:font-name="Liberation Serif" fo:font-size="12pt" style:font-size-asian="12pt" style:font-size-complex="12pt"/>
    </style:style>
    <style:style style:name="P362" style:parent-style-name="PreformattedText" style:list-style-name="LFO1" style:family="paragraph"/>
    <style:style style:name="T363" style:parent-style-name="DefaultParagraphFont" style:family="text">
      <style:text-properties style:font-name="Liberation Serif" fo:font-size="12pt" style:font-size-asian="12pt" style:font-size-complex="12pt"/>
    </style:style>
    <style:style style:name="P364" style:parent-style-name="Standard" style:list-style-name="LFO3" style:family="paragraph"/>
    <style:style style:name="P365" style:parent-style-name="Standard" style:list-style-name="LFO3" style:family="paragraph"/>
    <style:style style:name="P366" style:parent-style-name="Standard" style:list-style-name="LFO3" style:family="paragraph"/>
    <style:style style:name="P367" style:parent-style-name="Standard" style:list-style-name="LFO3" style:family="paragraph"/>
    <style:style style:name="P368" style:parent-style-name="Standard" style:list-style-name="LFO3" style:family="paragraph"/>
    <style:style style:name="P369" style:parent-style-name="Standard" style:list-style-name="LFO3" style:family="paragraph"/>
    <style:style style:name="P370" style:parent-style-name="Standard" style:list-style-name="LFO4" style:family="paragraph"/>
    <style:style style:name="P371" style:parent-style-name="Standard" style:list-style-name="LFO4" style:family="paragraph"/>
    <style:style style:name="P372" style:parent-style-name="Standard" style:list-style-name="LFO4" style:family="paragraph"/>
    <style:style style:name="P373" style:parent-style-name="Standard" style:list-style-name="LFO4" style:family="paragraph"/>
    <style:style style:name="P374" style:parent-style-name="Standard" style:list-style-name="LFO4" style:family="paragraph"/>
    <style:style style:name="P375" style:parent-style-name="Standard" style:list-style-name="LFO4" style:family="paragraph"/>
    <style:style style:name="P376" style:parent-style-name="Standard" style:list-style-name="LFO4" style:family="paragraph"/>
    <style:style style:name="P377" style:parent-style-name="Standard" style:list-style-name="LFO5" style:family="paragraph"/>
    <style:style style:name="P378" style:parent-style-name="Standard" style:list-style-name="LFO5" style:family="paragraph"/>
  </office:automatic-styles>
  <office:body>
    <office:text text:use-soft-page-breaks="true">
      <text:p text:style-name="P1">Linux Commands</text:p>
      <text:p text:style-name="Standard"/>
      <text:list text:style-name="LFO1" text:continue-numbering="true">
        <text:list-item>
          <text:p text:style-name="P2">Using grep</text:p>
          <text:list text:continue-numbering="true">
            <text:list-item>
              <text:p text:style-name="P3">to search all files and folders:<text:span text:style-name="T4"><text:s/>grep -r word dir-name</text:span></text:p>
            </text:list-item>
            <text:list-item>
              <text:p text:style-name="P5"><text:span text:style-name="T6">to search help:<text:s/></text:span><text:a xlink:href="https://askubuntu.com/questions/1164743/how-to-use-grep-to-search-through-the-help-output" office:target-frame-name="_top" xlink:show="replace"><text:span text:style-name="T7">https://askubuntu.com/questions/1164743/how-to-use-grep-to-search-through-the-help-output</text:span></text:a></text:p>
            </text:list-item>
            <text:list-item>
              <text:p text:style-name="P8">Multiple patterns<text:span text:style-name="T9">: grep ‘p</text:span><text:span text:style-name="T10">attern1\|pattern2’ file ...</text:span>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1">To run shell script</text:p>
        </text:list-item>
      </text:list>
      <text:p text:style-name="PreformattedText"><text:span text:style-name="SourceText">chmod +x /path/to/yourscript.sh</text:span></text:p>
      <text:p text:style-name="PreformattedText"><text:span text:style-name="SourceText">/path/to/yourscript.sh</text:span></text:p>
      <text:p text:style-name="PreformattedText"/>
      <text:list text:style-name="LFO1" text:continue-numbering="true">
        <text:list-item>
          <text:p text:style-name="P12">Change to root</text:p>
        </text:list-item>
      </text:list>
      <text:p text:style-name="PreformattedText"><text:span text:style-name="SourceText">sudo -i</text:span></text:p>
      <text:p text:style-name="PreformattedText"/>
      <text:list text:style-name="LFO1" text:continue-numbering="true">
        <text:list-item>
          <text:p text:style-name="P13">Delete files from usr/local</text:p>
        </text:list-item>
      </text:list>
      <text:p text:style-name="Standard"><text:tab/><text:span text:style-name="T14">cd /usr/local/src</text:span></text:p>
      <text:p text:style-name="Standard"><text:span text:style-name="T15"><text:tab/>sudo rm ./file-name (rm -r to delete the entire folder)</text:span></text:p>
      <text:p text:style-name="Standard"/>
      <text:list text:style-name="LFO2" text:continue-numbering="true">
        <text:list-item>
          <text:p text:style-name="P16"><text:span text:style-name="T17">Deleting all<text:s/></text:span><text:span text:style-name="T18">files</text:span></text:p>
        </text:list-item>
      </text:list>
      <text:p text:style-name="Standard"><text:span text:style-name="T19">rm -i dir/* (deletes only files)</text:span></text:p>
      <text:p text:style-name="P20"><text:span text:style-name="SourceText"><text:tab/>rm -r path_to_dir/* (deletes both files and directories)</text:span></text:p>
      <text:list text:style-name="LFO1" text:continue-numbering="true">
        <text:list-item>
          <text:p text:style-name="P21">Creating symbolic link</text:p>
        </text:list-item>
      </text:list>
      <text:p text:style-name="P22">ln -s source symbolic_link</text:p>
      <text:p text:style-name="Standard"/>
      <text:list text:style-name="LFO1" text:continue-numbering="true">
        <text:list-item>
          <text:p text:style-name="P23">Finding (?)</text:p>
        </text:list-item>
      </text:list>
      <text:p text:style-name="P24">find /path/to/dir -newermt "date"</text:p>
      <text:p text:style-name="P25"/>
      <text:list text:style-name="LFO1" text:continue-numbering="true">
        <text:list-item>
          <text:p text:style-name="P26">Finding any file by filename (starting from root)</text:p>
        </text:list-item>
      </text:list>
      <text:p text:style-name="PreformattedText"><text:span text:style-name="T27">sudo<text:s/></text:span><text:span text:style-name="T28">find / -name “xelatex</text:span>”</text:p>
      <text:p text:style-name="P29"/>
      <text:list text:style-name="LFO1" text:continue-numbering="true">
        <text:list-item>
          <text:p text:style-name="P30">To copy contents of a file to clipboard</text:p>
        </text:list-item>
      </text:list>
      <text:p text:style-name="P31">cat source.c | xclip -selection c</text:p>
      <text:p text:style-name="P32"/>
      <text:list text:style-name="LFO1" text:continue-numbering="true">
        <text:list-item>
          <text:p text:style-name="P33">To find (or locate) a file and open it using xdg-open</text:p>
        </text:list-item>
      </text:list>
      <text:p text:style-name="P34">find ~/ -iname "linux_commands.odt" | xargs xdg-open</text:p>
      <text:list text:style-name="LFO1" text:continue-numbering="true">
        <text:list-item>
          <text:list>
            <text:list-item>
              <text:p text:style-name="P35"><text:a xlink:href="https://stackoverflow.com/questions/17124288/xdg-open-doesnt-work-when-another-commands-output-is-piped-to-it" office:target-frame-name="_top" xlink:show="replace"><text:span text:style-name="T36">https://stackoverflow.com/questions/17124288/xdg-open-doesnt-work-when-another-commands-output-is-piped-to-it</text:span></text:a></text:p>
            </text:list-item>
          </text:list>
        </text:list-item>
      </text:list>
      <text:p text:style-name="P37"/>
      <text:list text:style-name="LFO1" text:continue-numbering="true">
        <text:list-item>
          <text:p text:style-name="P38">To search for a word in a file (starting from any directory)</text:p>
        </text:list-item>
      </text:list>
      <text:p text:style-name="P39"/>
      <text:list text:style-name="LFO1" text:continue-numbering="true">
        <text:list-item>
          <text:p text:style-name="P40">Piping with vs. without xargs</text:p>
          <text:list text:continue-numbering="true">
            <text:list-item>
              <text:p text:style-name="P41"><text:a xlink:href="https://stackoverflow.com/questions/35589179/when-to-use-xargs-when-piping/35590714" office:target-frame-name="_top" xlink:show="replace"><text:span text:style-name="T42">https://stackoverflow.com/questions/35589179/when-to-use-xargs-when-piping/35590714</text:span></text:a></text:p>
            </text:list-item>
            <text:list-item>
              <text:p text:style-name="P43">Pipe with xargs =&gt; argument to next command; pipe without xargs =&gt; content to next command (See example with ls and grep)</text:p>
            </text:list-item>
          </text:list>
        </text:list-item>
      </text:list>
      <text:p text:style-name="P44"/>
      <text:list text:style-name="LFO1" text:continue-numbering="true">
        <text:list-item>
          <text:p text:style-name="P45">Searching for hypheanted text in man</text:p>
        </text:list-item>
      </text:list>
      <text:p text:style-name="P46">man grep | grep -- -l</text:p>
      <text:p text:style-name="P47">(grep [options] pattern [files])</text:p>
      <text:p text:style-name="P48"/>
      <text:soft-page-break/>
      <text:list text:style-name="LFO1" text:continue-numbering="true">
        <text:list-item>
          <text:p text:style-name="P49">To read the<text:s/>first x lines of a file</text:p>
          <text:list text:continue-numbering="true">
            <text:list-item>
              <text:p text:style-name="P50">head -n x [FILE]</text:p>
            </text:list-item>
          </text:list>
        </text:list-item>
      </text:list>
      <text:p text:style-name="P51"/>
      <text:list text:style-name="LFO1" text:continue-numbering="true">
        <text:list-item>
          <text:p text:style-name="P52">To read selected sections of a file</text:p>
          <text:list text:continue-numbering="true">
            <text:list-item>
              <text:p text:style-name="P53">cut -d ‘ ’ -f 4</text:p>
              <text:list text:continue-numbering="true">
                <text:list-item>
                  <text:p text:style-name="P54"><text:span text:style-name="T55">The above command when executed separates elements based on ‘ ’ (space delimiter) and reads the 4</text:span><text:span text:style-name="T56">th</text:span><text:span text:style-name="T57"><text:s/>word</text:span></text:p>
                </text:list-item>
              </text:list>
            </text:list-item>
          </text:list>
        </text:list-item>
      </text:list>
      <text:p text:style-name="P58"/>
      <text:list text:style-name="LFO1" text:continue-numbering="true">
        <text:list-item>
          <text:p text:style-name="P59">Sorting lines of text</text:p>
          <text:list text:continue-numbering="true">
            <text:list-item>
              <text:p text:style-name="P60">sort -V [FILE]</text:p>
            </text:list-item>
          </text:list>
        </text:list-item>
      </text:list>
      <text:p text:style-name="P61"/>
      <text:list text:style-name="LFO1" text:continue-numbering="true">
        <text:list-item>
          <text:p text:style-name="P62">Get directory size</text:p>
          <text:list text:continue-numbering="true">
            <text:list-item>
              <text:p text:style-name="P63">sudo du -sh /dirname</text:p>
            </text:list-item>
          </text:list>
        </text:list-item>
      </text:list>
      <text:p text:style-name="P64"/>
      <text:list text:style-name="LFO1" text:continue-numbering="true">
        <text:list-item>
          <text:p text:style-name="P65">Get image dimensions (JPEG)</text:p>
          <text:list text:continue-numbering="true">
            <text:list-item>
              <text:p text:style-name="P66"><text:span text:style-name="T67">file myimage.jpeg | grep -Eo<text:s/></text:span>"[[:digit:]]+ *x *[[:digit:]]+"</text:p>
            </text:list-item>
            <text:list-item>
              <text:p text:style-name="P68"><text:a xlink:href="https://www.baeldung.com/linux/image-dimensions" office:target-frame-name="_top" xlink:show="replace"><text:span text:style-name="Hyperlink">Find Out Image Dimensions from the Linux Terminal | Baeldung on Linux</text:span></text:a>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69">Mount external drive in WSL</text:p>
          <text:list text:continue-numbering="true">
            <text:list-item>
              <text:p text:style-name="P70">sudo mount -t drvfs H: /mnt/h</text:p>
            </text:list-item>
            <text:list-item>
              <text:p text:style-name="P71">sudo umount /mnt/h</text:p>
            </text:list-item>
            <text:list-item>
              <text:p text:style-name="P72"><text:a xlink:href="https://linuxnightly.com/mount-and-access-hard-drives-in-windows-subsystem-for-linux-wsl/" office:target-frame-name="_top" xlink:show="replace"><text:span text:style-name="Hyperlink">Mount and Access Hard Drives in Win</text:span><text:span text:style-name="Hyperlink">dows Subsystem for Linux (WSL) - Linux Nightly</text:span></text:a></text:p>
            </text:list-item>
          </text:list>
        </text:list-item>
      </text:list>
      <text:p text:style-name="P73"/>
      <text:list text:style-name="LFO1" text:continue-numbering="true">
        <text:list-item>
          <text:p text:style-name="P74">Curl</text:p>
          <text:list text:continue-numbering="true">
            <text:list-item>
              <text:p text:style-name="P75"><text:span text:style-name="T76"><text:s/></text:span><text:span text:style-name="T77">curl -o output_path/output.html URL</text:span></text:p>
              <text:list text:continue-numbering="true">
                <text:list-item>
                  <text:p text:style-name="P78">-o vs. -O</text:p>
                </text:list-item>
              </text:list>
            </text:list-item>
            <text:list-item>
              <text:p text:style-name="P79">Use -L flag if URL involves re-direction</text:p>
            </text:list-item>
            <text:list-item>
              <text:p text:style-name="P80">Use -I to query response headers</text:p>
            </text:list-item>
            <text:list-item>
              <text:p text:style-name="P81"/>
            </text:list-item>
          </text:list>
        </text:list-item>
        <text:list-item>
          <text:p text:style-name="P82"><text:span text:style-name="T83">Tip</text:span><text:span text:style-name="T84">: Use ANSI C Quoting with</text:span><text:span text:style-name="T85"><text:s/>echo:<text:s/></text:span><text:span text:style-name="T86">echo$’Hello\nWorld!!!’</text:span></text:p>
        </text:list-item>
      </text:list>
      <text:p text:style-name="P87"/>
      <text:list text:style-name="LFO1" text:continue-numbering="true">
        <text:list-item>
          <text:p text:style-name="P88">Passing strings to commands that expect file</text:p>
          <text:list text:continue-numbering="true">
            <text:list-item>
              <text:p text:style-name="P89"><text:a xlink:href="https://unix.stackexchange.com/questions/505828/how-to-pass-a-string-to-a-command-that-expects-a-file" office:target-frame-name="_top" xlink:show="replace"><text:span text:style-name="T90">https://unix.stackexchange.com/questions/505828/how-to-pass-a-string-to-a-command-that-expects-a-file</text:span></text:a></text:p>
            </text:list-item>
          </text:list>
        </text:list-item>
      </text:list>
      <text:p text:style-name="P91"/>
      <text:list text:style-name="LFO1" text:continue-numbering="true">
        <text:list-item>
          <text:p text:style-name="P92">Graceful exit</text:p>
          <text:list text:continue-numbering="true">
            <text:list-item>
              <text:p text:style-name="P93"><text:a xlink:href="https://gist.github.com/mrbar42/529cf0db529c0408ba1ef414653becdd" office:target-frame-name="_top" xlink:show="replace"><text:span text:style-name="T94">https://gist.github.c</text:span><text:span text:style-name="T95">om/mrbar42/529cf0db529c0408ba1ef414653becdd</text:span></text:a></text:p>
            </text:list-item>
          </text:list>
        </text:list-item>
      </text:list>
      <text:p text:style-name="P96"/>
      <text:list text:style-name="LFO1" text:continue-numbering="true">
        <text:list-item>
          <text:p text:style-name="P97">Suppress printing – use /dev/null</text:p>
          <text:list text:continue-numbering="true">
            <text:list-item>
              <text:p text:style-name="P98">echo ‘This doesn’t print’ &gt; /dev/null</text:p>
            </text:list-item>
            <text:list-item>
              <text:p text:style-name="P99"><text:span text:style-name="T100">Redirect error messages</text:span><text:span text:style-name="T101">: cat -INCORRECT-OPTION 2&gt; /dev/null</text:span></text:p>
            </text:list-item>
            <text:list-item>
              <text:p text:style-name="P102"><text:span text:style-name="T103">Redirect both stdout and stderr</text:span><text:span text:style-name="T104">: command &gt;<text:s/></text:span><text:span text:style-name="T105">/dev/null 2&amp;1</text:span></text:p>
            </text:list-item>
            <text:list-item>
              <text:p text:style-name="P106"><text:a xlink:href="https://www.digitalocean.com/community/tutorials/dev-null-in-linux" office:target-frame-name="_top" xlink:show="replace"><text:span text:style-name="T107">https://www.digitalocean.com/community/tutorials/dev-null-in-linux</text:span></text:a>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08">Docx to markdown</text:p>
          <text:list text:continue-numbering="true">
            <text:list-item>
              <text:p text:style-name="P109">Use pandoc<text:s/></text:p>
              <text:list text:continue-numbering="true">
                <text:list-item>
                  <text:p text:style-name="P110">pandoc -f docx -t markdown foo.docx -o foo.markdown</text:p>
                </text:list-item>
              </text:list>
            </text:list-item>
            <text:list-item>
              <text:p text:style-name="P111">Installing pandoc</text:p>
              <text:list text:continue-numbering="true">
                <text:list-item>
                  <text:p text:style-name="P112">Download pandoc package<text:s/></text:p>
                </text:list-item>
                <text:list-item>
                  <text:p text:style-name="P113">Untar and follow instructions in the ‘INSTALL’ file</text:p>
                  <text:list text:continue-numbering="true">
                    <text:list-item>
                      <text:p text:style-name="P114">Install ghc -<text:s/><text:a xlink:href="https://www.haskell.org/ghc/distribution_packages.html" office:target-frame-name="_top" xlink:show="replace"><text:span text:style-name="Hyperlink">https://www.haskell.org/ghc/distribution_packages.html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text:style-name="LFO1" text:continue-numbering="true">
        <text:list-item>
          <text:p text:style-name="P116">Installing OpenJRE</text:p>
        </text:list-item>
      </text:list>
      <text:p text:style-name="PreformattedText"><text:span text:style-name="SourceText">sudo apt-get install default-jre</text:span></text:p>
      <text:p text:style-name="PreformattedText"><text:span text:style-name="SourceText">jav</text:span><text:span text:style-name="SourceText">a -jre filename.jar</text:span></text:p>
      <text:p text:style-name="PreformattedText"/>
      <text:list text:style-name="LFO1" text:continue-numbering="true">
        <text:list-item>
          <text:p text:style-name="P117"><text:span text:style-name="T118">Installing JDK (Java Developer Kit)</text:span></text:p>
        </text:list-item>
      </text:list>
      <text:p text:style-name="PreformattedText"><text:span text:style-name="SourceText">sudo apt install default-jdk</text:span></text:p>
      <text:p text:style-name="PreformattedText"><text:span text:style-name="SourceText">javac –version</text:span></text:p>
      <text:p text:style-name="PreformattedText"/>
      <text:list text:style-name="LFO1" text:continue-numbering="true">
        <text:list-item>
          <text:p text:style-name="P119"><text:span text:style-name="T120">Changing versions of java and javac</text:span></text:p>
        </text:list-item>
      </text:list>
      <text:p text:style-name="PreformattedText"><text:span text:style-name="SourceText">sudo update-alternatives --config java</text:span></text:p>
      <text:p text:style-name="PreformattedText"><text:span text:style-name="SourceText">sudo update-alternatives --config javac</text:span></text:p>
      <text:p text:style-name="PreformattedText"><text:a xlink:href="https://dev.to/harsvnc/how-to-change-your-java-and-javac-version-on-ubuntu-linux-1omj" office:target-frame-name="_top" xlink:show="replace"><text:span text:style-name="T121">https://dev.to/harsvnc/how-to-change-your-java-and-javac-version-on-ubuntu-linux-1omj</text:span></text:a></text:p>
      <text:p text:style-name="PreformattedText"/>
      <text:list text:style-name="LFO1" text:continue-numbering="true">
        <text:list-item>
          <text:p text:style-name="P122"><text:span text:style-name="T123">Using external libraries in<text:s/></text:span><text:span text:style-name="T124">Java</text:span></text:p>
        </text:list-item>
      </text:list>
      <text:p text:style-name="PreformattedText"><text:span text:style-name="SourceText">javac -cp &lt;external_lib_path&gt; Filename.java</text:span></text:p>
      <text:p text:style-name="PreformattedText"><text:span text:style-name="SourceText">java -cp &lt;external_lib_path&gt;:. ClassName</text:span></text:p>
      <text:p text:style-name="PreformattedText"><text:a xlink:href="https://stackoverflow.com/questions/17805997/working-with-and-importing-external-libraries-frameworks-in-java" office:target-frame-name="_top" xlink:show="replace"><text:span text:style-name="T125">https://stackoverflow.com/questions/178</text:span><text:span text:style-name="T126">05997/working-with-and-importing-external-libraries-frameworks-in-java</text:span></text:a></text:p>
      <text:p text:style-name="PreformattedText"><text:a xlink:href="https://stackoverflow.com/questions/2096283/including-jars-in-classpath-on-commandline-javac-or-apt" office:target-frame-name="_top" xlink:show="replace"><text:span text:style-name="T127">https://stackoverflow.com/questio</text:span><text:span text:style-name="T128">ns/2096283/including-jars-in-classpath-on-commandline-javac-or-apt</text:span></text:a></text:p>
      <text:p text:style-name="PreformattedText"/>
      <text:list text:style-name="LFO1" text:continue-numbering="true">
        <text:list-item>
          <text:p text:style-name="P129"><text:span text:style-name="T130">Using JDBC</text:span></text:p>
          <text:list text:continue-numbering="true">
            <text:list-item>
              <text:p text:style-name="P131"><text:span text:style-name="T132">Install MySql Connector</text:span></text:p>
            </text:list-item>
            <text:list-item>
              <text:p text:style-name="P133"><text:a xlink:href="https://help.ubuntu.com/community/JDBCAndMySQL" office:target-frame-name="_top" xlink:show="replace"><text:span text:style-name="T134">https://help.ubuntu.com/community/JDBCAndMySQL</text:span></text:a>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135"><text:span text:style-name="T136">Eclipse</text:span></text:p>
          <text:list text:continue-numbering="true">
            <text:list-item>
              <text:p text:style-name="P137"><text:span text:style-name="T138">"Editor does not contain a main type” –<text:s/></text:span><text:a xlink:href="https://stackoverflow.com/questions/24117713/editor-does-not-contain-a-main-type-in-eclipse" office:target-frame-name="_top" xlink:show="replace"><text:span text:style-name="T139">https://stackoverflow.com/questions/24117713/editor-does-not-contain-a</text:span><text:span text:style-name="T140">-main-type-in-eclipse</text:span></text:a></text:p>
            </text:list-item>
            <text:list-item>
              <text:p text:style-name="P141"><text:a xlink:href="https://stackoverflow.com/questions/50321602/in-eclipse-what-is-the-difference-between-modulepath-and-classpath" office:target-frame-name="_top" xlink:show="replace"><text:span text:style-name="T142">https://stackoverflow.com/questions/50321602/in-eclipse-what-is-the-d</text:span><text:span text:style-name="T143">ifference-between-modulepath-and-classpath</text:span></text:a></text:p>
            </text:list-item>
            <text:list-item>
              <text:p text:style-name="P144"><text:span text:style-name="T145">Creating a Java EE project –<text:s/></text:span><text:a xlink:href="https://stackoverflow.com/questions/4747518/how-to-add-java-ee-perspective-to-eclipse" office:target-frame-name="_top" xlink:show="replace"><text:span text:style-name="T146">https://stackoverflow.com/questions/4747518/ho</text:span><text:span text:style-name="T147">w-to-add-java-ee-perspective-to-eclipse</text:span></text:a></text:p>
            </text:list-item>
            <text:list-item>
              <text:p text:style-name="P148"><text:span text:style-name="T149">Add new server to an existing Eclipse project</text:span></text:p>
              <text:list text:continue-numbering="true">
                <text:list-item>
                  <text:p text:style-name="P150"><text:span text:style-name="T151">On the `Servers` tab in the console, right-click and create a new server</text:span></text:p>
                </text:list-item>
              </text:list>
            </text:list-item>
          </text:list>
        </text:list-item>
      </text:list>
      <text:p text:style-name="Standard"/>
      <text:list text:style-name="LFO1" text:continue-numbering="true">
        <text:list-item>
          <text:p text:style-name="P152">Installing Apache Tomcat</text:p>
          <text:list text:continue-numbering="true">
            <text:list-item>
              <text:p text:style-name="P153"><text:a xlink:href="https://youtu.be/wDS4QgehTSI" office:target-frame-name="_top" xlink:show="replace">https://youtu.be/wDS4QgehTSI</text:a></text:p>
            </text:list-item>
            <text:list-item>
              <text:p text:style-name="P154">To start/ shutdown Tomcat from cmd line:<text:s/><text:span text:style-name="T155">/usr/local/apache*/bin/startup.sh</text:span><text:s/>(or<text:s/><text:span text:style-name="T156">shutdown.sh</text:span>)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57">Installing apache2, php7 and enabling extensions for drupal</text:p>
        </text:list-item>
      </text:list>
      <text:p text:style-name="Standard"><text:span text:style-name="T158">(</text:span><text:a xlink:href="https://askubuntu.com/questions/451708/php-script-not-executing-on-apache-server" office:target-frame-name="_top" xlink:show="replace"><text:span text:style-name="T159">https://askubuntu.com/questions/451708/php-script-not-executing-on-apache-server</text:span></text:a><text:span text:style-name="T160">)</text:span></text:p>
      <text:p text:style-name="P161">sudo apt-get install apache2 php7.4 libapache2-mod-php7.4</text:p>
      <text:p text:style-name="P162">a2query -m php7.4</text:p>
      <text:p text:style-name="P163">sudo a2enmod php7.4</text:p>
      <text:p text:style-name="P164">sudo service apache2 restart</text:p>
      <text:p text:style-name="Standard"><text:span text:style-name="T165">(</text:span><text:a xlink:href="https://stackoverflow.com/questions/24351260/how-to-check-which-php-extensions-have-been-enabled-disabled-in-ubuntu-linux-12" office:target-frame-name="_top" xlink:show="replace"><text:span text:style-name="T166">https://stackoverflow.com/quest</text:span><text:span text:style-name="T167">ions/24351260/how-to-check-which-php-extensions-have-been-enabled-disabled-in-ubuntu-linux-12</text:span></text:a><text:span text:style-name="T168">)</text:span></text:p>
      <text:p text:style-name="P169">sudo apt-get install php7.4-gd</text:p>
      <text:soft-page-break/>
      <text:p text:style-name="P170">sudo apt-get install php7.4-dom</text:p>
      <text:p text:style-name="P171">sudo apt-get install php-db php-sql</text:p>
      <text:p text:style-name="P172">sudo apt-get install php-mysql</text:p>
      <text:p text:style-name="P173">sudo service apache2 restart</text:p>
      <text:p text:style-name="Standard"><text:span text:style-name="T174">(</text:span><text:a xlink:href="https://www.youtube.com/watch?v=Lhu6co9hm3k" office:target-frame-name="_top" xlink:show="replace"><text:span text:style-name="T175">https://www.youtube.com/watch?v=Lhu6co9hm3k</text:span></text:a><text:span text:style-name="T176">)</text:span></text:p>
      <text:p text:style-name="P177">sudo chown -R gokulakrishnan /var/www/html/d9</text:p>
      <text:p text:style-name="P178">sudo chown -R www-data: /var/www/html/d9</text:p>
      <text:p text:style-name="P179"/>
      <text:list text:style-name="LFO1" text:continue-numbering="true">
        <text:list-item>
          <text:p text:style-name="P180">Enabling Clean URLs -<text:s/><text:a xlink:href="https://drupal.stackexchange.com/questions/54563/how-can-i-enable-clean-urls" office:target-frame-name="_top" xlink:show="replace">https://drupal.stackexchange.com/questions/54563/how-can-i-enable-clean-urls</text:a></text:p>
        </text:list-item>
      </text:list>
      <text:p text:style-name="Standard"/>
      <text:list text:style-name="LFO1" text:continue-numbering="true">
        <text:list-item>
          <text:p text:style-name="P181">Database Configuration -<text:s/><text:a xlink:href="https://askubuntu.com/questions/766900/mysql-doesnt-ask-for-root-password-when-installing" office:target-frame-name="_top" xlink:show="replace">https://askubuntu.com/questions/766900/mysql-doesnt-ask-for-root-password-when-installing</text:a><text:s/>(answer by DimiDak)</text:p>
        </text:list-item>
      </text:list>
      <text:p text:style-name="Standard"/>
      <text:list text:style-name="LFO1" text:continue-numbering="true">
        <text:list-item>
          <text:p text:style-name="P182"><text:span text:style-name="T183">Permissions</text:span></text:p>
          <text:list text:continue-numbering="true">
            <text:list-item>
              <text:p text:style-name="P184"><text:span text:style-name="T185">sudo chown -R &lt;user-name&gt; &lt;directory-name&gt;</text:span></text:p>
            </text:list-item>
            <text:list-item>
              <text:p text:style-name="P186"><text:span text:style-name="T187">sudo chmod -R -f 777<text:s/></text:span><text:a xlink:href="https://superuser.com/questions/451475/chmod-doesnt-work" office:target-frame-name="_top" xlink:show="replace"><text:span text:style-name="T188">https://superuser.com/questions/451475/chmod-doesnt-work</text:span></text:a>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189">Starting MATLAB</text:p>
        </text:list-item>
      </text:list>
      <text:p text:style-name="P190">export MESA_LOADER_DRIVER_OVERRIDE=i965; matlab</text:p>
      <text:p text:style-name="P191"/>
      <text:list text:style-name="LFO1" text:continue-numbering="true">
        <text:list-item>
          <text:p text:style-name="P192">Starting MySQL</text:p>
        </text:list-item>
      </text:list>
      <text:p text:style-name="P193">sudo mysql -u root -p</text:p>
      <text:p text:style-name="P194"/>
      <text:list text:style-name="LFO1" text:continue-numbering="true">
        <text:list-item>
          <text:p text:style-name="P195">Installing phpmyadmin-</text:p>
          <text:list text:continue-numbering="true">
            <text:list-item>
              <text:p text:style-name="P196"><text:a xlink:href="https://www.digitalocean.com/community/tutorials/how-to-install-and-secure-phpmyadmin-on-ubuntu-20-04" office:target-frame-name="_top" xlink:show="replace"><text:span text:style-name="T197">https://www.digitalocean.com/community/tutorials/how-to-install-and-secure-phpmyadmin-on-ubuntu-20-04</text:span></text:a></text:p>
            </text:list-item>
            <text:list-item>
              <text:p text:style-name="P198"><text:a xlink:href="https://stackoverflow.com/questions/26891721/phpmyadmin-not-found-after-install-on-apache-ubuntu" office:target-frame-name="_top" xlink:show="replace"><text:span text:style-name="T199">https://stackoverflow.com/questions/26891721/phpmyadmin-not-found-after-install-on-apache-ubuntu</text:span></text:a></text:p>
            </text:list-item>
          </text:list>
        </text:list-item>
      </text:list>
      <text:p text:style-name="P200"/>
      <text:list text:style-name="LFO1" text:continue-numbering="true">
        <text:list-item>
          <text:p text:style-name="P201">How to get<text:s/>‘Edit as Administrator’ in Nautilus</text:p>
        </text:list-item>
      </text:list>
      <text:p text:style-name="P202">sudo apt install nautilus-admin</text:p>
      <text:p text:style-name="P203">sudo nautilus-q</text:p>
      <text:p text:style-name="P204"/>
      <text:list text:style-name="LFO1" text:continue-numbering="true">
        <text:list-item>
          <text:p text:style-name="P205">Installing composer</text:p>
        </text:list-item>
      </text:list>
      <text:p text:style-name="PreformattedText"><text:a xlink:href="https://phoenixnap.com/kb/how-to-install-composer-ubuntu-18-04" office:target-frame-name="_top" xlink:show="replace">https://phoenixnap.com/kb/how-to-install-composer-ubuntu-18-04</text:a></text:p>
      <text:p text:style-name="P206"/>
      <text:list text:style-name="LFO1" text:continue-numbering="true">
        <text:list-item>
          <text:p text:style-name="P207">To use VM</text:p>
        </text:list-item>
      </text:list>
      <text:p text:style-name="P208">sudo modprobe vboxdrv</text:p>
      <text:p text:style-name="P209"/>
      <text:list text:style-name="LFO1" text:continue-numbering="true">
        <text:list-item>
          <text:p text:style-name="P210">Using apt-get (Ipv6; Connection error)</text:p>
        </text:list-item>
      </text:list>
      <text:p text:style-name="P211">sudo apt-get -o Acquire::ForceIPv4=true &lt;rest of the command&gt;</text:p>
      <text:p text:style-name="PreformattedText"><text:a xlink:href="https://stackoverflow.com/questions/50856080/0-connecting-to-in-archive-ubuntu-com-takes-too-long-time/50856642" office:target-frame-name="_top" xlink:show="replace"><text:span text:style-name="T212">https://stackoverflow.com/questions/50856080/0-connecting-to-in-archive-ubuntu-com-takes-too-long-time/50856642</text:span></text:a></text:p>
      <text:p text:style-name="P213"/>
      <text:list text:style-name="LFO1" text:continue-numbering="true">
        <text:list-item>
          <text:p text:style-name="P214">Viewing audio devices</text:p>
        </text:list-item>
      </text:list>
      <text:p text:style-name="P215">aplay -l</text:p>
      <text:p text:style-name="P216">arecord -L</text:p>
      <text:p text:style-name="P217"/>
      <text:list text:style-name="LFO1" text:continue-numbering="true">
        <text:list-item>
          <text:p text:style-name="P218">Recording both input and output sounds in recordmydesktop</text:p>
          <text:list text:continue-numbering="true">
            <text:list-item>
              <text:p text:style-name="P219">Method 1: Stereo Mix</text:p>
              <text:list text:continue-numbering="true">
                <text:list-item>
                  <text:p text:style-name="P220"><text:a xlink:href="https://superuser.com/questions/769249/how-to-record-both-input-and-output-audio-simultaneously" office:target-frame-name="_top" xlink:show="replace"><text:span text:style-name="T221">https://superuser.com/questions/769249/how-to-record-both-input-and-output-audio-</text:span></text:a><text:a xlink:href="https://superuser.com/questions/769249/how-to-record-both-input-and-output-audio-simultaneously" office:target-frame-name="_top" xlink:show="replace"><text:span text:style-name="T222">simultaneously</text:span></text:a><text:span text:style-name="T223"><text:s/>(OR)</text:span></text:p>
                </text:list-item>
                <text:list-item>
                  <text:p text:style-name="P224"><text:a xlink:href="https://askubuntu.com/questions/437098/sterio-mix-in-ubuntu-13-10" office:target-frame-name="_top" xlink:show="replace"><text:span text:style-name="T225">https://askubuntu.com/questions/43</text:span><text:span text:style-name="T226">7098/sterio-mix-in-ubuntu-13-10</text:span></text:a></text:p>
                </text:list-item>
              </text:list>
            </text:list-item>
          </text:list>
        </text:list-item>
      </text:list>
      <text:p text:style-name="PreformattedText"><text:span text:style-name="T227">pactl load-module module-loopback</text:span><text:span text:style-name="T228"><text:s/>(pactl =&gt; pulse audio control)</text:span></text:p>
      <text:list text:style-name="LFO1" text:continue-numbering="true">
        <text:list-item>
          <text:list>
            <text:list-item>
              <text:list>
                <text:list-item>
                  <text:p text:style-name="P229"><text:a xlink:href="https://askubuntu.com/questions/355082/pulseaudio-loopback-unload-audio-output-devices" office:target-frame-name="_top" xlink:show="replace"><text:span text:style-name="T230">https://askubuntu.c</text:span><text:span text:style-name="T231">om/questions/355082/pulseaudio-loopback-unload-audio-output-devices</text:span></text:a><text:span text:style-name="T232"><text:s/>(unloading the loopback module)</text:span></text:p>
                </text:list-item>
              </text:list>
            </text:list-item>
          </text:list>
        </text:list-item>
      </text:list>
      <text:p text:style-name="PreformattedText"><text:span text:style-name="SourceText">pactl unload-module 24</text:span></text:p>
      <text:p text:style-name="P233"/>
      <text:list text:style-name="LFO1" text:continue-numbering="true">
        <text:list-item>
          <text:list>
            <text:list-item>
              <text:p text:style-name="P234">Method 2: JACK (JACK Audio Connection Kit) audio server</text:p>
              <text:list text:continue-numbering="true">
                <text:list-item>
                  <text:p text:style-name="P235"><text:a xlink:href="https://askubuntu.com/questions/63363/how-to-use-two-sound-sources-while-using-recordmydesktop" office:target-frame-name="_top" xlink:show="replace"><text:span text:style-name="T236">https://askubuntu.com/questions/63363/how-to-use-two-sound-sources-while-using-recordmydesktop</text:span></text:a></text:p>
                </text:list-item>
                <text:list-item>
                  <text:p text:style-name="P237">recordmydesktop<text:s/>CLI bugs</text:p>
                  <text:list text:continue-numbering="true">
                    <text:list-item>
                      <text:p text:style-name="P238"><text:a xlink:href="https://arief-jr.blogspot.com/2016/01/running-recordmydesktop-with-command.html" office:target-frame-name="_top" xlink:show="replace"><text:span text:style-name="T239">https://arief-jr.blogspot.com/2016/01/running-recordmydesktop-with-command.html</text:span></text:a></text:p>
                    </text:list-item>
                    <text:list-item>
                      <text:p text:style-name="P240"><text:a xlink:href="https://bugs.launchpad.net/ubuntu/+source/recordmydesktop/+bug/621188" office:target-frame-name="_top" xlink:show="replace"><text:span text:style-name="T241">https://bugs.launchpad.net/ubuntu/+source/recordmydesktop/+bug/621188</text:span></text:a></text:p>
                    </text:list-item>
                    <text:list-item>
                      <text:p text:style-name="P242"><text:a xlink:href="https://github.com/Enselic/recordmydesktop/tree/v0.4.0" office:target-frame-name="_top" xlink:show="replace"><text:span text:style-name="T243">https://github.com/Enselic</text:span><text:span text:style-name="T244">/recordmydesktop/tree/v0.4.0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text:style-name="LFO1" text:continue-numbering="true">
        <text:list-item>
          <text:list>
            <text:list-item>
              <text:p text:style-name="P246"><text:span text:style-name="T247">Reply to comment:<text:s/></text:span><text:a xlink:href="https://unix.stackexchange.com/questions/3490/how-can-i-record-the-sound-output-with-gtk-recordmydesktop" office:target-frame-name="_top" xlink:show="replace"><text:span text:style-name="T248">https://unix.stackexchange.com/questions/3490/how-c</text:span><text:span text:style-name="T249">an-i-record-the-sound-output-with-gtk-recordmydesktop</text:span></text:a></text:p>
            </text:list-item>
          </text:list>
        </text:list-item>
      </text:list>
      <text:p text:style-name="P250"/>
      <text:list text:style-name="LFO1" text:continue-numbering="true">
        <text:list-item>
          <text:p text:style-name="P251">Indents in LibreOffice Writer (keyboard shortcuts)</text:p>
        </text:list-item>
      </text:list>
      <text:p text:style-name="PreformattedText"><text:a xlink:href="https://askubuntu.com/questions/880369/how-to-increase-decrease-indentation-in-libreoffice" office:target-frame-name="_top" xlink:show="replace"><text:span text:style-name="T252">https:</text:span><text:span text:style-name="T253">//askubuntu.com/questions/880369/how-to-increase-decrease-indentation-in-libreoffice</text:span></text:a></text:p>
      <text:p text:style-name="P254"/>
      <text:list text:style-name="LFO1" text:continue-numbering="true">
        <text:list-item>
          <text:p text:style-name="P255"><text:span text:style-name="T256">Installing packages</text:span></text:p>
          <text:list text:continue-numbering="true">
            <text:list-item>
              <text:p text:style-name="P257"><text:span text:style-name="T258">sudo apt install package_name</text:span></text:p>
            </text:list-item>
            <text:list-item>
              <text:p text:style-name="P259">If package is local, append the path to the package_name</text:p>
            </text:list-item>
          </text:list>
        </text:list-item>
      </text:list>
      <text:p text:style-name="P260"/>
      <text:list text:style-name="LFO1" text:continue-numbering="true">
        <text:list-item>
          <text:p text:style-name="P261">Deleting packages</text:p>
          <text:list text:continue-numbering="true">
            <text:list-item>
              <text:p text:style-name="P262">sudo<text:s/>apt remove package_name</text:p>
            </text:list-item>
          </text:list>
        </text:list-item>
      </text:list>
      <text:p text:style-name="P263"/>
      <text:list text:style-name="LFO1" text:continue-numbering="true">
        <text:list-item>
          <text:p text:style-name="P264">Checking if a package exists</text:p>
          <text:list text:continue-numbering="true">
            <text:list-item>
              <text:p text:style-name="P265">dpkg -l &lt;package-name&gt;</text:p>
            </text:list-item>
          </text:list>
        </text:list-item>
      </text:list>
      <text:p text:style-name="P266"/>
      <text:list text:style-name="LFO1" text:continue-numbering="true">
        <text:list-item>
          <text:p text:style-name="P267">Creating .deb packages</text:p>
          <text:list text:continue-numbering="true">
            <text:list-item>
              <text:p text:style-name="P268"><text:a xlink:href="https://youtu.be/ep88vVfzDAo" office:target-frame-name="_top" xlink:show="replace"><text:span text:style-name="T269">https://youtu.be/ep88vVfzDAo</text:span></text:a></text:p>
            </text:list-item>
            <text:list-item>
              <text:p text:style-name="P270"><text:a xlink:href="https://blog.packagecloud.io/how-to-build-debian-packages-for-simple-shell-scripts/" office:target-frame-name="_top" xlink:show="replace"><text:span text:style-name="T271">https://blog.packagecloud.io/how-to-build-debian-packages-for-simple-shell-scripts/</text:span></text:a></text:p>
            </text:list-item>
          </text:list>
        </text:list-item>
      </text:list>
      <text:p text:style-name="P272"/>
      <text:list text:style-name="LFO1" text:continue-numbering="true">
        <text:list-item>
          <text:p text:style-name="P273">Converting files from one format to another</text:p>
          <text:list text:continue-numbering="true">
            <text:list-item>
              <text:p text:style-name="P274"><text:span text:style-name="SourceText">libreoffice --headless --invisible --convert-to pdf *.ppt</text:span></text:p>
            </text:list-item>
          </text:list>
        </text:list-item>
      </text:list>
      <text:p text:style-name="PreformattedText"><text:a xlink:href="https://askubuntu.com/questions/11130/how-can-i-convert-a-ppt-to-a-pdf-from-the-command-line" office:target-frame-name="_top" xlink:show="replace"><text:span text:style-name="T275">https://askubuntu.com/questions/11130/how-c</text:span><text:span text:style-name="T276">an-i-convert-a-ppt-to-a-pdf-from-the-command-line</text:span></text:a></text:p>
      <text:p text:style-name="P277"/>
      <text:list text:style-name="LFO1" text:continue-numbering="true">
        <text:list-item>
          <text:p text:style-name="P278">Checking versions in Shell Script</text:p>
          <text:list text:continue-numbering="true">
            <text:list-item>
              <text:p text:style-name="P279"><text:a xlink:href="https://unix.stackexchange.com/questions/285924/how-to-compare-a-programs-version-in-a-shell-script" office:target-frame-name="_top" xlink:show="replace"><text:span text:style-name="T280">https://unix.stack</text:span><text:span text:style-name="T281">exchange.com/questions/285924/how-to-compare-a-programs-version-in-a-shell-script</text:span></text:a></text:p>
            </text:list-item>
          </text:list>
        </text:list-item>
      </text:list>
      <text:p text:style-name="P282"/>
      <text:list text:style-name="LFO1" text:continue-numbering="true">
        <text:list-item>
          <text:p text:style-name="P283">Bluetooth connectivity</text:p>
        </text:list-item>
      </text:list>
      <text:p text:style-name="P284">pactl load-module module-bluetooth-discover</text:p>
      <text:p text:style-name="PreformattedText"><text:a xlink:href="https://askubuntu.com/questions/801404/bluetooth-connection-failed-blueman-bluez-errors-dbusfailederror-protocol-no" office:target-frame-name="_top" xlink:show="replace"><text:span text:style-name="T285">https://askubuntu.com/questions/801404/bluetooth-connection-failed-blueman-bluez-errors-dbusfailederror-protocol-no</text:span></text:a></text:p>
      <text:p text:style-name="P286"/>
      <text:list text:style-name="LFO1" text:continue-numbering="true">
        <text:list-item>
          <text:p text:style-name="P287">Creating symbolic links</text:p>
        </text:list-item>
      </text:list>
      <text:p text:style-name="P288">ln -s &lt;dir_name&gt;<text:s/>~/&lt;symlink_name&gt;</text:p>
      <text:soft-page-break/>
      <text:p text:style-name="P289">ln -l ~/&lt;symlink_name&gt; (for verification)</text:p>
      <text:p text:style-name="PreformattedText"><text:a xlink:href="https://linuxize.com/post/how-to-create-symbolic-links-in-linux-using-the-ln-command/" office:target-frame-name="_top" xlink:show="replace"><text:span text:style-name="T290">https://linuxize.com/post/how-to-create-symbolic-links-in-linux-using-the-ln-command/</text:span></text:a></text:p>
      <text:p text:style-name="P291"/>
      <text:list text:style-name="LFO1" text:continue-numbering="true">
        <text:list-item>
          <text:p text:style-name="P292">C-library man pages</text:p>
        </text:list-item>
      </text:list>
      <text:p text:style-name="PreformattedText"><text:span text:style-name="SourceText">sudo apt-get<text:s/></text:span><text:span text:style-name="SourceText">install glibc-doc</text:span></text:p>
      <text:p text:style-name="P293"/>
      <text:list text:style-name="LFO1" text:continue-numbering="true">
        <text:list-item>
          <text:p text:style-name="P294">Keyboard shortcuts to go to -</text:p>
          <text:list text:continue-numbering="true">
            <text:list-item>
              <text:p text:style-name="P295"><text:span text:style-name="T296">Start of command:</text:span><text:s/>Ctrl + A</text:p>
            </text:list-item>
            <text:list-item>
              <text:p text:style-name="P297"><text:span text:style-name="T298">End of command: <text:s/></text:span>Ctrl + E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299">To shut down unresponsive programs/ “restart”</text:p>
          <text:list text:continue-numbering="true">
            <text:list-item>
              <text:p text:style-name="P300">Alt + F2; type ‘xkill’; place ‘X’ on window to be closed</text:p>
            </text:list-item>
            <text:list-item>
              <text:p text:style-name="P301">Alt + F2; type ‘r’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02">TTY</text:p>
          <text:list text:continue-numbering="true">
            <text:list-item>
              <text:p text:style-name="P303">To open TTY - Ctrl +<text:s/>Alt + F3 (upto F6)</text:p>
            </text:list-item>
            <text:list-item>
              <text:p text:style-name="P304">To close TTY – Ctrl + Alt + F2 (to return to GUI)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05"><text:span text:style-name="T306">Installing R -<text:s/></text:span><text:a xlink:href="https://cran.r-project.org/" office:target-frame-name="_top" xlink:show="replace"><text:span text:style-name="T307">https://cran.r-project.org/</text:span></text:a></text:p>
        </text:list-item>
      </text:list>
      <text:p text:style-name="P308"/>
      <text:list text:style-name="LFO1" text:continue-numbering="true">
        <text:list-item>
          <text:p text:style-name="P309"><text:span text:style-name="T310">404 Error (PPA) –<text:s/></text:span><text:a xlink:href="https://askubuntu.com/questions/65911/how-can-i-fix-a-404-error-when-using-a-ppa-or-updating-my-package-lists" office:target-frame-name="_top" xlink:show="replace"><text:span text:style-name="T311">https://askubuntu.com/questions/65911/how-can-i-fix-a-404-error-when-using-a-ppa-or-updating-my-package-lists</text:span></text:a></text:p>
        </text:list-item>
      </text:list>
      <text:p text:style-name="P312">(Go to Software Manager &gt;<text:s/>Other Software and uncheck)</text:p>
      <text:p text:style-name="P313"/>
      <text:list text:style-name="LFO1" text:continue-numbering="true">
        <text:list-item>
          <text:p text:style-name="P314"><text:span text:style-name="T315">Unzipping and installing .tar.gz –<text:s/></text:span><text:a xlink:href="https://askubuntu.com/questions/191390/how-to-use-sudo-command-to-install-tar-gz" office:target-frame-name="_top" xlink:show="replace"><text:span text:style-name="T316">https://askubuntu.com/questions/191390/how-to-use-sudo-command-to-install-tar-gz</text:span></text:a></text:p>
        </text:list-item>
      </text:list>
      <text:p text:style-name="P317"/>
      <text:list text:style-name="LFO1" text:continue-numbering="true">
        <text:list-item>
          <text:p text:style-name="P318">Target Packages configured multiple times –</text:p>
          <text:list text:continue-numbering="true">
            <text:list-item>
              <text:p text:style-name="P319"><text:a xlink:href="https://askubuntu.com/questions/760896/how-can-i-fix-apt-error-w-target-packages-is-configured-multiple-times" office:target-frame-name="_top" xlink:show="replace"><text:span text:style-name="T320">https://askubuntu.com/questions/760896/how-can-i-fix-apt-error-w-target-packages-is-configured-multiple-times</text:span></text:a></text:p>
            </text:list-item>
            <text:list-item>
              <text:p text:style-name="P321"><text:a xlink:href="https://itsfoss.com/fixing-target-packages-configured-multiple-times/" office:target-frame-name="_top" xlink:show="replace"><text:span text:style-name="T322">https://itsfoss.com/fixing-target-packages-configured-multiple-times/</text:span></text:a></text:p>
            </text:list-item>
          </text:list>
        </text:list-item>
      </text:list>
      <text:p text:style-name="P323"/>
      <text:list text:style-name="LFO1" text:continue-numbering="true">
        <text:list-item>
          <text:p text:style-name="P324">Redirection (input and output)</text:p>
        </text:list-item>
      </text:list>
      <text:p text:style-name="PreformattedText">./a.out &lt; inputFile.txt &gt; outputFile.txt (OR)</text:p>
      <text:p text:style-name="PreformattedText">freopen("input.txt", "r", stdin);</text:p>
      <text:p text:style-name="PreformattedText">freopen(“output.txt”, “w”, stdout);</text:p>
      <text:p text:style-name="PreformattedText"/>
      <text:list text:style-name="LFO1" text:continue-numbering="true">
        <text:list-item>
          <text:p text:style-name="P325">Installing Node.js</text:p>
          <text:list text:continue-numbering="true">
            <text:list-item>
              <text:p text:style-name="P326">Use curl</text:p>
            </text:list-item>
            <text:list-item>
              <text:p text:style-name="P327">use npm link to link with @angular/cli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28">Killing a process running on a port</text:p>
          <text:list text:continue-numbering="true">
            <text:list-item>
              <text:p text:style-name="P329">sudo kill -9 $(sudo lsof -t -i:PORT_NUM)</text:p>
            </text:list-item>
          </text:list>
        </text:list-item>
      </text:list>
      <text:p text:style-name="PreformattedText">(-9 is<text:s/>for force kill)</text:p>
      <text:list text:style-name="LFO1" text:continue-numbering="true">
        <text:list-item>
          <text:list>
            <text:list-item>
              <text:p text:style-name="P330"><text:a xlink:href="https://stackoverflow.com/questions/9346211/how-to-kill-a-process-on-a-port-on-ubuntu" office:target-frame-name="_top" xlink:show="replace">https://stackoverflow.com/questions/9346211/how-to-kill-a-process-on-a-port-on-ubuntu</text:a>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31">Viewing processes running on ports</text:p>
          <text:list text:continue-numbering="true">
            <text:list-item>
              <text:p text:style-name="P332">lsof -t -itcp:PORT_NUM</text:p>
            </text:list-item>
            <text:list-item>
              <text:p text:style-name="P333"><text:a xlink:href="https://askubuntu.com/questions/227161/how-can-we-find-which-process-is-using-a-particular-port" office:target-frame-name="_top" xlink:show="replace"><text:span text:style-name="T334">https://askubuntu.com/questions/227161/how-can-we-find-which-process-is-using-a-particular-port</text:span></text:a></text:p>
            </text:list-item>
          </text:list>
        </text:list-item>
      </text:list>
      <text:p text:style-name="PreformattedText"><text:s/></text:p>
      <text:soft-page-break/>
      <text:list text:style-name="LFO1" text:continue-numbering="true">
        <text:list-item>
          <text:p text:style-name="P335">Opening Anaconda</text:p>
          <text:list text:continue-numbering="true">
            <text:list-item>
              <text:p text:style-name="P336">anaconda-navigator</text:p>
            </text:list-item>
            <text:list-item>
              <text:p text:style-name="P337">jupyter-notebook (to access Jupyter Notebook directly)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38">Adding chromedriver to PATH</text:p>
          <text:list text:continue-numbering="true">
            <text:list-item>
              <text:p text:style-name="P339"><text:a xlink:href="https://askubuntu.com/questions/1235957/how-to-add-chromedriver-to-path-in-ubuntu" office:target-frame-name="_top" xlink:show="replace">https://askubuntu.com/questions/1235957/how-to-add-chromedriver-to-path-in-ubuntu</text:a>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40">Hamachi installation</text:p>
          <text:list text:continue-numbering="true">
            <text:list-item>
              <text:p text:style-name="P341"><text:a xlink:href="https://help.ubuntu.com/community/Hamachi" office:target-frame-name="_top" xlink:show="replace">https://help.ubuntu.com/community/Hamachi</text:a>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42">Check SSH status</text:p>
          <text:list text:continue-numbering="true">
            <text:list-item>
              <text:p text:style-name="P343">sudo systemctl status ssh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44">Enabling KVM for Android Studio</text:p>
          <text:list text:continue-numbering="true">
            <text:list-item>
              <text:p text:style-name="P345"><text:a xlink:href="https://help.ubuntu.com/community/KVM/Installation" office:target-frame-name="_top" xlink:show="replace">https://help.ubuntu.com/community/KVM/Installation</text:a></text:p>
              <text:list text:continue-numbering="true">
                <text:list-item>
                  <text:p text:style-name="P346"><text:a xlink:href="https://askubuntu.com/questions/1089753/e-package-libvirt-bin-has-no-installation-candidate" office:target-frame-name="_top" xlink:show="replace">https://askubuntu.com/questions/1089753/e-package-libvirt-bin-has-no-installation-candidate</text:a></text:p>
                </text:list-item>
                <text:list-item>
                  <text:p text:style-name="P347"><text:a xlink:href="https://askubuntu.com/questions/1056635/error-no-candidate-version-found-for-kvm" office:target-frame-name="_top" xlink:show="replace">https://askubuntu.com/questions/1056635/error-no-candidate-version-found-for-kvm</text:a></text:p>
                </text:list-item>
              </text:list>
            </text:list-item>
            <text:list-item>
              <text:p text:style-name="P348"><text:a xlink:href="https://developer.android.com/studio/run/emulator-acceleration#dependencies-gpu" office:target-frame-name="_top" xlink:show="replace">https://developer.android.com/studio/run/emulator-acceleration#dependencies-gpu</text:a></text:p>
              <text:list text:continue-numbering="true">
                <text:list-item>
                  <text:p text:style-name="P349"><text:a xlink:href="https://stackoverflow.com/questions/47630630/android-sdk-ubuntu-default-path" office:target-frame-name="_top" xlink:show="replace">https://stackoverflow.com/questions/47630630/android-sdk-ubuntu-default-path</text:a></text:p>
                </text:list-item>
                <text:list-item>
                  <text:p text:style-name="P350"><text:a xlink:href="https://askubuntu.com/questions/885658/android-sdk-repositories-cfg-could-not-be-loaded" office:target-frame-name="_top" xlink:show="replace">https://askubuntu.com/questions/885658/android-sdk-repositories-cfg-could-not-be-loaded</text:a></text:p>
                </text:list-item>
                <text:list-item>
                  <text:p text:style-name="P351"><text:a xlink:href="https://stackoverflow.com/questions/10269274/i-get-command-not-found-when-i-try-to-run-android-emulator-on-mac-os-x" office:target-frame-name="_top" xlink:show="replace">https://stackoverflow.com/questions/10269274/i-get-command-not-found-when-i-try-to-run-android-emulator-on-mac-os-x</text:a></text:p>
                </text:list-item>
                <text:list-item>
                  <text:p text:style-name="P352"><text:a xlink:href="https://stackoverflow.com/questions/26483370/android-emulator-error-message-panic-missing-emulator-engine-program-for-x86" office:target-frame-name="_top" xlink:show="replace">https://stackoverflow.com/questions/26483370/android-emulator-error-message-panic-missing-emulator-engine-program-for-x86</text:a></text:p>
                </text:list-item>
              </text:list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53">Docker</text:p>
          <text:list text:continue-numbering="true">
            <text:list-item>
              <text:p text:style-name="P354"><text:a xlink:href="https://stackoverflow.com/questions/64221861/an-error-failed-to-solve-with-frontend-dockerfile-v0" office:target-frame-name="_top" xlink:show="replace">https://stackoverflow.com/questions/64221861/an-error-failed-to-solve-with-frontend-dockerfile-v0</text:a>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55">Start MongoDB</text:p>
          <text:list text:continue-numbering="true">
            <text:list-item>
              <text:p text:style-name="P356">sudo systemctl enable mongod.service</text:p>
            </text:list-item>
            <text:list-item>
              <text:p text:style-name="P357"><text:a xlink:href="https://askubuntu.com/questions/61503/how-to-start-mongodb-server-on-system-start" office:target-frame-name="_top" xlink:show="replace">https://askubuntu.com/questions/61503/how-to-start-mongodb-server-on-system-start</text:a></text:p>
            </text:list-item>
          </text:list>
        </text:list-item>
      </text:list>
      <text:p text:style-name="PreformattedText"><text:s/></text:p>
      <text:list text:style-name="LFO1" text:continue-numbering="true">
        <text:list-item>
          <text:p text:style-name="P358">Removing a package using snap</text:p>
          <text:list text:continue-numbering="true">
            <text:list-item>
              <text:p text:style-name="P359">sudo snap remove &lt;package-name&gt;</text:p>
            </text:list-item>
          </text:list>
        </text:list-item>
      </text:list>
      <text:p text:style-name="PreformattedText"/>
      <text:list text:style-name="LFO1" text:continue-numbering="true">
        <text:list-item>
          <text:p text:style-name="P360"><text:span text:style-name="T361">Compressing images using</text:span><text:s/>imagemagick</text:p>
          <text:list text:continue-numbering="true">
            <text:list-item>
              <text:p text:style-name="P362"><text:a xlink:href="https://stackoverflow.com/questions/7261855/recommendation-for-compressing-jpg-files-with-imagemagick" office:target-frame-name="_top" xlink:show="replace"><text:span text:style-name="T363">https://stackoverflow.com/questions/7261855/recommendation-for-compressing-jpg-files-with-imagemagick</text:span></text:a></text:p>
            </text:list-item>
          </text:list>
        </text:list-item>
      </text:list>
      <text:p text:style-name="Standard"/>
      <text:p text:style-name="Standard">Other questions and stuff to look into</text:p>
      <text:list text:style-name="LFO3" text:continue-numbering="true">
        <text:list-item>
          <text:p text:style-name="P364">MATLAB versions</text:p>
        </text:list-item>
        <text:list-item>
          <text:p text:style-name="P365">When to work as root?</text:p>
        </text:list-item>
        <text:list-item>
          <text:p text:style-name="P366">.localhost in Firefox</text:p>
        </text:list-item>
        <text:list-item>
          <text:p text:style-name="P367">usr,<text:s/>etc files – what do they hold?</text:p>
        </text:list-item>
        <text:list-item>
          <text:p text:style-name="P368">Chown command</text:p>
        </text:list-item>
        <text:list-item>
          <text:p text:style-name="P369">Enable password for MySql</text:p>
        </text:list-item>
      </text:list>
      <text:p text:style-name="Standard"/>
      <text:p text:style-name="Standard">R</text:p>
      <text:list text:style-name="LFO4" text:continue-numbering="true">
        <text:list-item>
          <text:p text:style-name="P370">assignemt &lt;-</text:p>
        </text:list-item>
        <text:list-item>
          <text:p text:style-name="P371">3 datatypes – numeric, character, logical(T, F, TRUE, FALSE)</text:p>
        </text:list-item>
        <text:list-item>
          <text:p text:style-name="P372">case-sensitive</text:p>
        </text:list-item>
        <text:list-item>
          <text:p text:style-name="P373">use the function c(...) for vector</text:p>
        </text:list-item>
        <text:list-item>
          <text:p text:style-name="P374">use as.factor(...) to categorize data</text:p>
        </text:list-item>
        <text:list-item>
          <text:p text:style-name="P375">use<text:s/>list(...) to create a list</text:p>
        </text:list-item>
        <text:list-item>
          <text:p text:style-name="P376"/>
        </text:list-item>
      </text:list>
      <text:p text:style-name="Standard"/>
      <text:p text:style-name="Standard">Passwords</text:p>
      <text:list text:style-name="LFO5" text:continue-numbering="true">
        <text:list-item>
          <text:p text:style-name="P377">MySQL: username- root; password:<text:s/><text:a xlink:href="mailto:CS@iitm91" office:target-frame-name="_top" xlink:show="replace">CS@iitm91</text:a></text:p>
        </text:list-item>
        <text:list-item>
          <text:p text:style-name="P378">Drupal: username- gokullan; password:<text:s/><text:a xlink:href="mailto:CS@iitm91" office:target-frame-name="_top" xlink:show="replace">CS@iitm91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1LVL2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1LVL3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1LVL4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1LVL5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1LVL6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1LVL7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1LVL8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1LVL9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LVL1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LVL2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LVL3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LVL4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LVL5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LVL6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LVL7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LVL8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LVL9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3LVL1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3LVL2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3LVL3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3LVL4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3LVL5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3LVL6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3LVL7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3LVL8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3LVL9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1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2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3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4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5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6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7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8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9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1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2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3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4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5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6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7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8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9" style:family="text">
      <style:text-properties style:font-name="OpenSymbol" style:font-name-asian="OpenSymbol" style:font-name-complex="OpenSymbol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iranmayee Shankar</dc:creator>
    <meta:creation-date>2021-07-27T22:40:00Z</meta:creation-date>
    <dc:date>2023-03-18T19:35:00Z</dc:date>
    <meta:print-date>2021-10-16T13:17:00Z</meta:print-date>
    <meta:template xlink:href="Normal" xlink:type="simple"/>
    <meta:editing-cycles>104</meta:editing-cycles>
    <meta:editing-duration>PT170820S</meta:editing-duration>
    <meta:document-statistic meta:page-count="8" meta:paragraph-count="36" meta:word-count="2727" meta:character-count="18237" meta:row-count="129" meta:non-whitespace-character-count="15546"/>
  </office:meta>
</office:document-meta>
</file>